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06e" officeooo:paragraph-rsid="000d106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106e" officeooo:paragraph-rsid="000d106e" style:font-weight-asian="bold" style:font-weight-complex="bold"/>
    </style:style>
    <style:style style:name="P3" style:family="paragraph" style:parent-style-name="Standard">
      <style:text-properties officeooo:rsid="000d2641" officeooo:paragraph-rsid="000e8611"/>
    </style:style>
    <style:style style:name="P4" style:family="paragraph" style:parent-style-name="Standard">
      <style:text-properties officeooo:rsid="000e8611" officeooo:paragraph-rsid="000e8611"/>
    </style:style>
    <style:style style:name="P5" style:family="paragraph" style:parent-style-name="Standard">
      <style:text-properties officeooo:rsid="000e8611" officeooo:paragraph-rsid="001004d6"/>
    </style:style>
    <style:style style:name="P6" style:family="paragraph" style:parent-style-name="Standard">
      <style:text-properties officeooo:rsid="001004d6" officeooo:paragraph-rsid="001004d6"/>
    </style:style>
    <style:style style:name="P7" style:family="paragraph" style:parent-style-name="Standard">
      <style:text-properties officeooo:rsid="001037de" officeooo:paragraph-rsid="001037de"/>
    </style:style>
    <style:style style:name="P8" style:family="paragraph" style:parent-style-name="Standard">
      <style:text-properties officeooo:rsid="0011d269" officeooo:paragraph-rsid="0011d269"/>
    </style:style>
    <style:style style:name="P9" style:family="paragraph" style:parent-style-name="Standard">
      <style:text-properties officeooo:rsid="0014745d" officeooo:paragraph-rsid="0014745d"/>
    </style:style>
    <style:style style:name="P10" style:family="paragraph" style:parent-style-name="Standard">
      <style:text-properties officeooo:rsid="00162d4d" officeooo:paragraph-rsid="00162d4d"/>
    </style:style>
    <style:style style:name="P11" style:family="paragraph" style:parent-style-name="Standard">
      <style:text-properties officeooo:rsid="0017033d" officeooo:paragraph-rsid="0017033d"/>
    </style:style>
    <style:style style:name="P12" style:family="paragraph" style:parent-style-name="Standard">
      <style:text-properties officeooo:rsid="0017033d" officeooo:paragraph-rsid="00175a67"/>
    </style:style>
    <style:style style:name="P13" style:family="paragraph" style:parent-style-name="Standard">
      <style:text-properties officeooo:rsid="0017033d" officeooo:paragraph-rsid="0018f39d"/>
    </style:style>
    <style:style style:name="T1" style:family="text">
      <style:text-properties officeooo:rsid="000e8611"/>
    </style:style>
    <style:style style:name="T2" style:family="text">
      <style:text-properties officeooo:rsid="001004d6"/>
    </style:style>
    <style:style style:name="T3" style:family="text">
      <style:text-properties officeooo:rsid="0013b289"/>
    </style:style>
    <style:style style:name="T4" style:family="text">
      <style:text-properties officeooo:rsid="00175a67"/>
    </style:style>
    <style:style style:name="T5" style:family="text">
      <style:text-properties officeooo:rsid="0018f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ings</text:p>
      <text:p text:style-name="P1"/>
      <text:p text:style-name="P1"/>
      <text:p text:style-name="P3">1)<text:span text:style-name="T1"><text:tab/>int main()</text:span></text:p>
      <text:p text:style-name="P4"><text:tab/>{</text:p>
      <text:p text:style-name="P4"><text:tab/> <text:s text:c="3"/>char str1[20] = "ashok", str2[20] = "linux";</text:p>
      <text:p text:style-name="P4"><text:tab/> <text:s text:c="3"/>printf("%s\n", strcpy(str2, strcat(str1, str2)));</text:p>
      <text:p text:style-name="P4"><text:tab/> <text:s text:c="3"/>return 0;</text:p>
      <text:p text:style-name="P4"><text:tab/>}</text:p>
      <text:p text:style-name="P4"/>
      <text:p text:style-name="P5">2)<text:span text:style-name="T2"><text:tab/>#include&lt;stdio.h&gt;</text:span></text:p>
      <text:p text:style-name="P6"></text:p>
      <text:p text:style-name="P6"><text:tab/>int main()</text:p>
      <text:p text:style-name="P6"><text:tab/>{</text:p>
      <text:p text:style-name="P6"><text:tab/> <text:s text:c="3"/>char p[] = "%c\n";</text:p>
      <text:p text:style-name="P6"><text:tab/> <text:s text:c="3"/>p[1] = '%';</text:p>
      <text:p text:style-name="P6"><text:tab/> <text:s text:c="3"/>printf(p,77);</text:p>
      <text:p text:style-name="P6"><text:tab/> <text:s text:c="3"/>return 0;</text:p>
      <text:p text:style-name="P6"><text:tab/>}</text:p>
      <text:p text:style-name="P6"/>
      <text:p text:style-name="P6">3)<text:tab/>int main()</text:p>
      <text:p text:style-name="P6"><text:tab/>{</text:p>
      <text:p text:style-name="P6"><text:tab/> <text:s text:c="3"/>printf("%d\n", strlen("ashok"));</text:p>
      <text:p text:style-name="P6"><text:tab/> <text:s text:c="3"/>return 0;</text:p>
      <text:p text:style-name="P6"><text:tab/>}</text:p>
      <text:p text:style-name="P6"/>
      <text:p text:style-name="P6">4)<text:tab/>int main()</text:p>
      <text:p text:style-name="P6"><text:tab/>{</text:p>
      <text:p text:style-name="P6"><text:tab/> <text:s text:c="3"/>char str[] = "vector\0\Bindia\0";</text:p>
      <text:p text:style-name="P6"><text:tab/> <text:s text:c="3"/>printf("%s\n", str);</text:p>
      <text:p text:style-name="P6"><text:tab/> <text:s text:c="3"/>return 0;</text:p>
      <text:p text:style-name="P6"><text:tab/>}</text:p>
      <text:p text:style-name="P6"/>
      <text:p text:style-name="P6">5)<text:tab/>int main()</text:p>
      <text:p text:style-name="P6"><text:tab/>{</text:p>
      <text:p text:style-name="P6"><text:tab/> <text:s text:c="3"/>printf("vector", "INDIA\n");</text:p>
      <text:p text:style-name="P6"><text:tab/> <text:s text:c="3"/>return 0;</text:p>
      <text:p text:style-name="P6"><text:tab/>}</text:p>
      <text:p text:style-name="P6"/>
      <text:p text:style-name="P6">6)<text:tab/>int main()</text:p>
      <text:p text:style-name="P6"><text:tab/>{</text:p>
      <text:p text:style-name="P6"><text:tab/> <text:s text:c="3"/>char str[7] = "vectorchennai";</text:p>
      <text:p text:style-name="P6"><text:tab/> <text:s text:c="3"/>printf("%s\n", str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><text:soft-page-break/>7)<text:tab/>int main()</text:p>
      <text:p text:style-name="P6"><text:tab/>{</text:p>
      <text:p text:style-name="P6"><text:tab/> <text:s text:c="3"/>char str[] = "chennai\0\Bvector\0";</text:p>
      <text:p text:style-name="P6"><text:tab/> <text:s text:c="3"/>printf("%d\n", strlen(str));</text:p>
      <text:p text:style-name="P6"><text:tab/> <text:s text:c="3"/>return 0;</text:p>
      <text:p text:style-name="P6"><text:tab/>}</text:p>
      <text:p text:style-name="P6"/>
      <text:p text:style-name="P6">8)<text:tab/>int main()</text:p>
      <text:p text:style-name="P6"><text:tab/>{</text:p>
      <text:p text:style-name="P6"><text:tab/> <text:s text:c="3"/>static char str1[] = "Msd";</text:p>
      <text:p text:style-name="P6"><text:tab/> <text:s text:c="3"/>static char str2[20];</text:p>
      <text:p text:style-name="P6"><text:tab/> <text:s text:c="3"/>static char str3[] = "Rohit";</text:p>
      <text:p text:style-name="P6"><text:tab/> <text:s text:c="3"/>int i;</text:p>
      <text:p text:style-name="P6"><text:tab/> <text:s text:c="3"/>i = strcmp(strcat(str3, strcpy(str2, str1)), "RohitMsd");</text:p>
      <text:p text:style-name="P6"><text:tab/> <text:s text:c="3"/>printf("%d\n", i);</text:p>
      <text:p text:style-name="P6"><text:tab/> <text:s text:c="3"/>return 0;</text:p>
      <text:p text:style-name="P6"><text:tab/>}</text:p>
      <text:p text:style-name="P6"/>
      <text:p text:style-name="P6">9)<text:tab/>int main()</text:p>
      <text:p text:style-name="P6"><text:tab/>{</text:p>
      <text:p text:style-name="P6"><text:tab/> <text:s text:c="3"/>static char s[] = "ashok!";</text:p>
      <text:p text:style-name="P6"><text:tab/> <text:s text:c="3"/>printf("%d\n", *(s+strlen(s)));</text:p>
      <text:p text:style-name="P6"><text:tab/> <text:s text:c="3"/>return 0;</text:p>
      <text:p text:style-name="P6"><text:tab/>}</text:p>
      <text:p text:style-name="P6"/>
      <text:p text:style-name="P6">10)<text:tab/>int main()</text:p>
      <text:p text:style-name="P6"><text:tab/>{</text:p>
      <text:p text:style-name="P6"><text:tab/> <text:s text:c="3"/>static char s[25] = "The vector india";</text:p>
      <text:p text:style-name="P6"><text:tab/> <text:s text:c="3"/>int i=0;</text:p>
      <text:p text:style-name="P6"><text:tab/> <text:s text:c="3"/>char ch;</text:p>
      <text:p text:style-name="P6"><text:tab/> <text:s text:c="3"/>ch = s[++i];</text:p>
      <text:p text:style-name="P6"><text:tab/> <text:s text:c="3"/>printf("%c", ch);</text:p>
      <text:p text:style-name="P6"><text:tab/> <text:s text:c="3"/>ch = s[i++];</text:p>
      <text:p text:style-name="P6"><text:tab/> <text:s text:c="3"/>printf("%c", ch);</text:p>
      <text:p text:style-name="P6"><text:tab/> <text:s text:c="3"/>ch = i++[s];</text:p>
      <text:p text:style-name="P6"><text:tab/> <text:s text:c="3"/>printf("%c", ch);</text:p>
      <text:p text:style-name="P6"><text:tab/> <text:s text:c="3"/>ch = ++i[s];</text:p>
      <text:p text:style-name="P6"><text:tab/> <text:s text:c="3"/>printf("%c", ch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1)<text:tab/>int main()</text:p>
      <text:p text:style-name="P6"><text:tab/>{</text:p>
      <text:p text:style-name="P6"><text:tab/> <text:s text:c="3"/>int i;</text:p>
      <text:p text:style-name="P6"><text:tab/> <text:s text:c="3"/>char a[] = "\0";</text:p>
      <text:p text:style-name="P6"><text:tab/> <text:s text:c="3"/>if(printf("%s", a))</text:p>
      <text:p text:style-name="P6"><text:tab/><text:tab/>printf("all are best\n");</text:p>
      <text:p text:style-name="P6"><text:tab/> <text:s text:c="3"/>else</text:p>
      <text:p text:style-name="P6"><text:tab/><text:tab/>printf("i am the best\n");</text:p>
      <text:p text:style-name="P6"><text:tab/> <text:s text:c="3"/>return 0;</text:p>
      <text:p text:style-name="P6"><text:tab/>}</text:p>
      <text:p text:style-name="P6"/>
      <text:p text:style-name="P6">12)<text:tab/>int main()</text:p>
      <text:p text:style-name="P6"><text:tab/>{</text:p>
      <text:p text:style-name="P6"><text:tab/> <text:s text:c="3"/>char a[] = "c module";</text:p>
      <text:p text:style-name="P6"><text:tab/> <text:s text:c="3"/>char *b = "C++ Module";</text:p>
      <text:p text:style-name="P6"><text:tab/> <text:s text:c="3"/>printf("%d, %d\n", sizeof(a), sizeof(b));</text:p>
      <text:p text:style-name="P6"><text:tab/> <text:s text:c="3"/>printf("%d, %d\n", sizeof(*a), sizeof(*b));</text:p>
      <text:p text:style-name="P6"><text:tab/> <text:s text:c="3"/>return 0;</text:p>
      <text:p text:style-name="P6"><text:tab/>}</text:p>
      <text:p text:style-name="P6"/>
      <text:p text:style-name="P6">13)<text:tab/>int main()</text:p>
      <text:p text:style-name="P6"><text:tab/>{</text:p>
      <text:p text:style-name="P6"><text:tab/> <text:s text:c="3"/>char str1[] = "ashok";</text:p>
      <text:p text:style-name="P6"><text:tab/> <text:s text:c="3"/>char str2[10];</text:p>
      <text:p text:style-name="P6"><text:tab/> <text:s text:c="3"/>char *t, *s;</text:p>
      <text:p text:style-name="P6"><text:tab/> <text:s text:c="3"/>s = str1;</text:p>
      <text:p text:style-name="P6"><text:tab/> <text:s text:c="3"/>t = str2;</text:p>
      <text:p text:style-name="P6"><text:tab/> <text:s text:c="3"/>while(*t=*s)</text:p>
      <text:p text:style-name="P6"><text:tab/><text:tab/>*t++ = *s++;</text:p>
      <text:p text:style-name="P6"><text:tab/> <text:s text:c="3"/>printf("%s\n", str2);</text:p>
      <text:p text:style-name="P6"><text:tab/> <text:s text:c="3"/>return 0;</text:p>
      <text:p text:style-name="P6"><text:tab/>}</text:p>
      <text:p text:style-name="P6"/>
      <text:p text:style-name="P6">14)<text:tab/>int main()</text:p>
      <text:p text:style-name="P6"><text:tab/>{</text:p>
      <text:p text:style-name="P6"><text:tab/> <text:s text:c="3"/>char str[] = "Believe\0in\0yourself\0";</text:p>
      <text:p text:style-name="P6"><text:tab/> <text:s text:c="3"/>printf("%d\n", sizeof(str));</text:p>
      <text:p text:style-name="P6"><text:tab/> <text:s text:c="3"/>return 0;</text:p>
      <text:p text:style-name="P6"><text:tab/>}</text:p>
      <text:p text:style-name="P6"/>
      <text:p text:style-name="P6">15)<text:tab/>int main()</text:p>
      <text:p text:style-name="P6"><text:tab/>{</text:p>
      <text:p text:style-name="P6"><text:tab/> <text:s text:c="3"/>char str[25] = "Divine";</text:p>
      <text:p text:style-name="P6"><text:tab/> <text:s text:c="3"/>printf("%s\n", &amp;str+2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><text:soft-page-break/>16)<text:tab/>int main()</text:p>
      <text:p text:style-name="P6"><text:tab/>{</text:p>
      <text:p text:style-name="P6"><text:tab/> <text:s text:c="3"/>char str = "iluvindia";</text:p>
      <text:p text:style-name="P6"><text:tab/> <text:s text:c="3"/>printf("%s\n", str);</text:p>
      <text:p text:style-name="P6"><text:tab/> <text:s text:c="3"/>return 0;</text:p>
      <text:p text:style-name="P6"><text:tab/>}</text:p>
      <text:p text:style-name="P6"/>
      <text:p text:style-name="P6">17)<text:tab/>int main()</text:p>
      <text:p text:style-name="P6"><text:tab/>{</text:p>
      <text:p text:style-name="P6"><text:tab/> <text:s text:c="3"/>char str[] = "ashok";</text:p>
      <text:p text:style-name="P6"><text:tab/> <text:s text:c="3"/>str[0]='V';</text:p>
      <text:p text:style-name="P6"><text:tab/> <text:s text:c="3"/>printf("%s, ", str);</text:p>
      <text:p text:style-name="P6"><text:tab/> <text:s text:c="3"/>str = "Vector";</text:p>
      <text:p text:style-name="P6"><text:tab/> <text:s text:c="3"/>printf("%s", str+1);</text:p>
      <text:p text:style-name="P6"><text:tab/> <text:s text:c="3"/>return 0;</text:p>
      <text:p text:style-name="P6"><text:tab/>}</text:p>
      <text:p text:style-name="P6"/>
      <text:p text:style-name="P6">18)<text:tab/>int main()</text:p>
      <text:p text:style-name="P6"><text:tab/>{</text:p>
      <text:p text:style-name="P6"><text:tab/> <text:s text:c="3"/>char sentence[80]="Follow your goals";</text:p>
      <text:p text:style-name="P6"><text:tab/> <text:s text:c="3"/>int i;</text:p>
      <text:p text:style-name="P6"><text:tab/> <text:s/>// <text:s/>scanf("%s",sentence);</text:p>
      <text:p text:style-name="P6"><text:tab/> <text:s text:c="3"/>for(i=strlen(sentence)-1; i &gt;=0; i--)</text:p>
      <text:p text:style-name="P6"><text:tab/><text:tab/>putchar(sentence[i]);</text:p>
      <text:p text:style-name="P6"><text:tab/> <text:s text:c="3"/>return 0;</text:p>
      <text:p text:style-name="P6"><text:tab/>}</text:p>
      <text:p text:style-name="P6"/>
      <text:p text:style-name="P6">19)<text:tab/>int main()</text:p>
      <text:p text:style-name="P6"><text:tab/>{</text:p>
      <text:p text:style-name="P6"><text:tab/> <text:s text:c="3"/>char *str1 = "ashok";</text:p>
      <text:p text:style-name="P6"><text:tab/> <text:s text:c="3"/>char *str2 = "linux";</text:p>
      <text:p text:style-name="P6"><text:tab/> <text:s text:c="3"/>char *str3;</text:p>
      <text:p text:style-name="P6"><text:tab/> <text:s text:c="3"/>str3 = strcat(str1, str2);</text:p>
      <text:p text:style-name="P6"><text:tab/> <text:s text:c="3"/>printf("%s %s\n", str3, str1);</text:p>
      <text:p text:style-name="P6"><text:tab/> <text:s text:c="3"/>return 0;</text:p>
      <text:p text:style-name="P6"><text:tab/>}</text:p>
      <text:p text:style-name="P6"/>
      <text:p text:style-name="P6">20)<text:tab/>int main()</text:p>
      <text:p text:style-name="P6"><text:tab/>{</text:p>
      <text:p text:style-name="P6"><text:tab/> <text:s text:c="3"/>char str1[5]="vector", str2[5]="vectoa";</text:p>
      <text:p text:style-name="P6"><text:tab/> <text:s text:c="3"/>int i;</text:p>
      <text:p text:style-name="P6"><text:tab/> <text:s text:c="3"/>i = strcmp(str1, str2);</text:p>
      <text:p text:style-name="P6"><text:tab/> <text:s text:c="3"/>printf("%d\n", i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><text:soft-page-break/>21)<text:tab/>int main()</text:p>
      <text:p text:style-name="P6"><text:tab/>{</text:p>
      <text:p text:style-name="P6"><text:tab/> <text:s text:c="3"/>printf("%u %s\n", &amp;"Hello1", &amp;"hai");</text:p>
      <text:p text:style-name="P6"><text:tab/> <text:s text:c="3"/>return 0;</text:p>
      <text:p text:style-name="P6"><text:tab/>}</text:p>
      <text:p text:style-name="P6"/>
      <text:p text:style-name="P6">22)<text:tab/>int main() </text:p>
      <text:p text:style-name="P6"><text:tab/>{ </text:p>
      <text:p text:style-name="P6"><text:tab/> <text:s text:c="3"/>char Str[1000]="Expect the unexpectded"; </text:p>
      <text:p text:style-name="P6"><text:tab/> <text:s text:c="3"/>int i; <text:s/></text:p>
      <text:p text:style-name="P6"><text:tab/> <text:s text:c="3"/>for (i = 0; Str[i] != '\0'; ++i); </text:p>
      <text:p text:style-name="P6"><text:tab/> <text:s/></text:p>
      <text:p text:style-name="P6"><text:tab/> <text:s text:c="3"/>printf("Length of Str is %d", i); </text:p>
      <text:p text:style-name="P6"><text:tab/> <text:s/></text:p>
      <text:p text:style-name="P6"><text:tab/> <text:s text:c="3"/>return 0; </text:p>
      <text:p text:style-name="P6"><text:tab/>} </text:p>
      <text:p text:style-name="P6"/>
      <text:p text:style-name="P6">23)<text:tab/>#include &lt;stdio.h&gt;</text:p>
      <text:p text:style-name="P6"><text:tab/>int main()</text:p>
      <text:p text:style-name="P6"><text:tab/>{</text:p>
      <text:p text:style-name="P6"><text:tab/><text:tab/>printf("%s\n",4+"Hello world");</text:p>
      <text:p text:style-name="P6"><text:tab/><text:tab/>printf("%s\n","Hello world"+4);</text:p>
      <text:p text:style-name="P6"><text:tab/><text:tab/>return 0;</text:p>
      <text:p text:style-name="P6"><text:tab/>}</text:p>
      <text:p text:style-name="P6"/>
      <text:p text:style-name="P6">24)<text:tab/>#include &lt;stdio.h&gt;</text:p>
      <text:p text:style-name="P6"><text:tab/>#include &lt;string.h&gt;</text:p>
      <text:p text:style-name="P6"></text:p>
      <text:p text:style-name="P6"><text:tab/>int main()</text:p>
      <text:p text:style-name="P6"><text:tab/>{</text:p>
      <text:p text:style-name="P6"><text:tab/><text:tab/>char str[10]="Hello";</text:p>
      <text:p text:style-name="P6"><text:tab/></text:p>
      <text:p text:style-name="P6"><text:tab/><text:tab/>str[strlen(str)+1]='#';</text:p>
      <text:p text:style-name="P6"><text:tab/><text:tab/>printf("str= %s\n",str);</text:p>
      <text:p text:style-name="P6"><text:tab/><text:tab/></text:p>
      <text:p text:style-name="P6"><text:tab/><text:tab/>return 0;</text:p>
      <text:p text:style-name="P6"><text:tab/>}</text:p>
      <text:p text:style-name="P6"/>
      <text:p text:style-name="P6">25)<text:tab/>int main()</text:p>
      <text:p text:style-name="P6"><text:tab/>{</text:p>
      <text:p text:style-name="P6"><text:tab/><text:tab/>char str[]={0x41,0x42,0x43,0x20,0x44,0x00};</text:p>
      <text:p text:style-name="P6"><text:tab/><text:tab/>printf("str= %s\n",str);<text:tab/><text:tab/></text:p>
      <text:p text:style-name="P6"><text:tab/><text:tab/>return 0;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><text:soft-page-break/>26)<text:tab/>int main()</text:p>
      <text:p text:style-name="P6"><text:tab/>{</text:p>
      <text:p text:style-name="P6"><text:tab/><text:tab/>char str[]="india";</text:p>
      <text:p text:style-name="P6"><text:tab/><text:tab/>char *ptr=str;</text:p>
      <text:p text:style-name="P6"><text:tab/></text:p>
      <text:p text:style-name="P6"><text:tab/><text:tab/>while(*ptr!='\0')</text:p>
      <text:p text:style-name="P6"><text:tab/><text:tab/><text:tab/>printf("%c",++*ptr++);</text:p>
      <text:p text:style-name="P6"><text:tab/></text:p>
      <text:p text:style-name="P6"><text:tab/><text:tab/>printf("\n");</text:p>
      <text:p text:style-name="P6"><text:tab/><text:tab/></text:p>
      <text:p text:style-name="P6"><text:tab/><text:tab/>return 0;</text:p>
      <text:p text:style-name="P6"><text:tab/>}</text:p>
      <text:p text:style-name="P6"/>
      <text:p text:style-name="P6">27)<text:tab/>int main()</text:p>
      <text:p text:style-name="P6"><text:tab/>{</text:p>
      <text:p text:style-name="P6"><text:tab/> <text:s text:c="3"/>char str[5]={0},loop=0;</text:p>
      <text:p text:style-name="P6"><text:tab/> <text:s text:c="3"/></text:p>
      <text:p text:style-name="P6"><text:tab/> <text:s text:c="3"/>while(loop&lt;5)</text:p>
      <text:p text:style-name="P6"><text:tab/><text:tab/>printf("%02X ",str[loop++]);</text:p>
      <text:p text:style-name="P6"><text:tab/> <text:s text:c="3"/>printf("\n");</text:p>
      <text:p text:style-name="P6"><text:tab/></text:p>
      <text:p text:style-name="P6"><text:tab/><text:tab/>return 0;</text:p>
      <text:p text:style-name="P6"><text:tab/>}</text:p>
      <text:p text:style-name="P6"/>
      <text:p text:style-name="P6">28)<text:tab/>int main()</text:p>
      <text:p text:style-name="P6"></text:p>
      <text:p text:style-name="P6"><text:tab/> <text:s text:c="3"/>{</text:p>
      <text:p text:style-name="P6"></text:p>
      <text:p text:style-name="P6"><text:tab/><text:tab/>char *str = "hello, world";</text:p>
      <text:p text:style-name="P6"></text:p>
      <text:p text:style-name="P6"><text:tab/><text:tab/>char *str1 = "hello, world";</text:p>
      <text:p text:style-name="P6"></text:p>
      <text:p text:style-name="P6"><text:tab/><text:tab/>if (strcmp(str, str1))</text:p>
      <text:p text:style-name="P6"></text:p>
      <text:p text:style-name="P6"><text:tab/><text:tab/> <text:s text:c="3"/>printf("equal");</text:p>
      <text:p text:style-name="P6"></text:p>
      <text:p text:style-name="P6"><text:tab/><text:tab/>else</text:p>
      <text:p text:style-name="P6"></text:p>
      <text:p text:style-name="P6"><text:tab/><text:tab/> <text:s text:c="3"/>printf("unequal");</text:p>
      <text:p text:style-name="P6"></text:p>
      <text:p text:style-name="P6"><text:tab/> <text:s text:c="3"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9)<text:tab/>int main()</text:p>
      <text:p text:style-name="P6"></text:p>
      <text:p text:style-name="P6"><text:tab/> <text:s text:c="3"/>{</text:p>
      <text:p text:style-name="P6"></text:p>
      <text:p text:style-name="P6"><text:tab/><text:tab/>char *str = "hello, world";</text:p>
      <text:p text:style-name="P6"></text:p>
      <text:p text:style-name="P6"><text:tab/><text:tab/>char str1[15] = "hello wo 9";</text:p>
      <text:p text:style-name="P6"></text:p>
      <text:p text:style-name="P6"><text:tab/><text:tab/>strcpy(str, str1);</text:p>
      <text:p text:style-name="P6"></text:p>
      <text:p text:style-name="P6"><text:tab/><text:tab/>printf("%s", str1);</text:p>
      <text:p text:style-name="P6"></text:p>
      <text:p text:style-name="P6"><text:tab/> <text:s text:c="3"/>}</text:p>
      <text:p text:style-name="P6"/>
      <text:p text:style-name="P6">30)<text:tab/> <text:s text:c="3"/>int main()</text:p>
      <text:p text:style-name="P6"></text:p>
      <text:p text:style-name="P6"><text:tab/> <text:s text:c="3"/>{</text:p>
      <text:p text:style-name="P6"></text:p>
      <text:p text:style-name="P6"><text:tab/><text:tab/>char *str = "hello, world";</text:p>
      <text:p text:style-name="P6"></text:p>
      <text:p text:style-name="P6"><text:tab/><text:tab/>char str1[9];</text:p>
      <text:p text:style-name="P6"></text:p>
      <text:p text:style-name="P6"><text:tab/><text:tab/>strncpy(str1, str, 9);</text:p>
      <text:p text:style-name="P6"></text:p>
      <text:p text:style-name="P6"><text:tab/><text:tab/>printf("%s %d", str1, strlen(str1));</text:p>
      <text:p text:style-name="P6"></text:p>
      <text:p text:style-name="P6"><text:tab/> <text:s text:c="3"/>}</text:p>
      <text:p text:style-name="P6"/>
      <text:p text:style-name="P6">31)<text:tab/>int main()</text:p>
      <text:p text:style-name="P6"></text:p>
      <text:p text:style-name="P6"><text:tab/> <text:s text:c="3"/>{</text:p>
      <text:p text:style-name="P6"></text:p>
      <text:p text:style-name="P6"><text:tab/><text:tab/>char *str = "hello, world\n";</text:p>
      <text:p text:style-name="P6"></text:p>
      <text:p text:style-name="P6"><text:tab/><text:tab/>printf("%d", strlen(str));</text:p>
      <text:p text:style-name="P6"></text:p>
      <text:p text:style-name="P6"><text:tab/> </text:p>
      <text:p text:style-name="P6"></text:p>
      <text:p text:style-name="P6"><text:tab/> <text:s text:c="3"/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2)<text:tab/>int main()</text:p>
      <text:p text:style-name="P6"></text:p>
      <text:p text:style-name="P6"><text:tab/> <text:s text:c="3"/>{</text:p>
      <text:p text:style-name="P6"></text:p>
      <text:p text:style-name="P6"><text:tab/><text:tab/>char str[11] = "hello";</text:p>
      <text:p text:style-name="P6"></text:p>
      <text:p text:style-name="P6"><text:tab/><text:tab/>char *str1 = "world";</text:p>
      <text:p text:style-name="P6"></text:p>
      <text:p text:style-name="P6"><text:tab/><text:tab/>strcat(str, str1);</text:p>
      <text:p text:style-name="P6"></text:p>
      <text:p text:style-name="P6"><text:tab/><text:tab/>printf("%s %d", str, str[10]);</text:p>
      <text:p text:style-name="P6"></text:p>
      <text:p text:style-name="P6"><text:tab/> <text:s text:c="3"/>}</text:p>
      <text:p text:style-name="P6"/>
      <text:p text:style-name="P6">33)<text:tab/>int main()</text:p>
      <text:p text:style-name="P6"></text:p>
      <text:p text:style-name="P6"><text:tab/> <text:s text:c="3"/>{</text:p>
      <text:p text:style-name="P6"></text:p>
      <text:p text:style-name="P6"><text:tab/><text:tab/>char str[10] = "hello";</text:p>
      <text:p text:style-name="P6"></text:p>
      <text:p text:style-name="P6"><text:tab/><text:tab/>char *str1 = "world";</text:p>
      <text:p text:style-name="P6"></text:p>
      <text:p text:style-name="P6"><text:tab/><text:tab/>strncat(str, str1, 9);</text:p>
      <text:p text:style-name="P6"></text:p>
      <text:p text:style-name="P6"><text:tab/><text:tab/>printf("%s", str);</text:p>
      <text:p text:style-name="P6"></text:p>
      <text:p text:style-name="P6"><text:tab/> <text:s text:c="3"/>}</text:p>
      <text:p text:style-name="P6"/>
      <text:p text:style-name="P6">34)<text:tab/>main()</text:p>
      <text:p text:style-name="P6"><text:tab/>{</text:p>
      <text:p text:style-name="P6"><text:tab/>const char str1[]="ABCDEF1234567";</text:p>
      <text:p text:style-name="P6"><text:tab/>const char str2[] = "269";</text:p>
      <text:p text:style-name="P6"><text:tab/>int len = strcspn(str1, str2);</text:p>
      <text:p text:style-name="P6"><text:tab/>printf("Ashok=%d\n", len + 1);</text:p>
      <text:p text:style-name="P6"><text:tab/>}</text:p>
      <text:p text:style-name="P6"/>
      <text:p text:style-name="P6">35)<text:tab/>int main()</text:p>
      <text:p text:style-name="P6"><text:tab/>{</text:p>
      <text:p text:style-name="P6"><text:tab/> <text:s text:c="3"/>char ch = 'A';</text:p>
      <text:p text:style-name="P6"><text:tab/> <text:s text:c="3"/>printf("%d, %d, %d", sizeof(ch), sizeof('A'), sizeof(3.14f));</text:p>
      <text:p text:style-name="P6"><text:tab/> <text:s text:c="3"/>return 0;</text:p>
      <text:p text:style-name="P6"><text:tab/>}</text:p>
      <text:p text:style-name="P6"/>
      <text:p text:style-name="P6">36)<text:tab/>int main()</text:p>
      <text:p text:style-name="P6"><text:tab/>{</text:p>
      <text:p text:style-name="P6"><text:tab/> <text:s text:c="3"/>printf("%c\n", "abcdefgh"[4]);</text:p>
      <text:p text:style-name="P6"><text:tab/> <text:s text:c="3"/>return 0;</text:p>
      <text:p text:style-name="P6"><text:tab/>}</text:p>
      <text:p text:style-name="P6"/>
      <text:p text:style-name="P6"><text:soft-page-break/>37)<text:tab/>int main()</text:p>
      <text:p text:style-name="P6"><text:tab/>{</text:p>
      <text:p text:style-name="P6"><text:tab/> <text:s text:c="3"/>char str[20]="Follow your passion";</text:p>
      <text:p text:style-name="P6"><text:tab/> <text:s text:c="3"/>char *s;</text:p>
      <text:p text:style-name="P6"><text:tab/> <text:s text:c="3"/>s=str;</text:p>
      <text:p text:style-name="P6"><text:tab/> <text:s text:c="3"/>while(*s != '\0')</text:p>
      <text:p text:style-name="P6"><text:tab/> <text:s text:c="3"/>{</text:p>
      <text:p text:style-name="P6"><text:tab/><text:tab/>if(*s &gt;= 97 &amp;&amp; *s &lt;= 122)</text:p>
      <text:p text:style-name="P6"><text:tab/><text:tab/> <text:s text:c="3"/>*s = *s-32;</text:p>
      <text:p text:style-name="P6"><text:tab/><text:tab/>s++;</text:p>
      <text:p text:style-name="P6"><text:tab/> <text:s text:c="3"/>}</text:p>
      <text:p text:style-name="P6"><text:tab/> <text:s text:c="3"/>printf("%s",str);</text:p>
      <text:p text:style-name="P6"><text:tab/> <text:s text:c="3"/>return 0;</text:p>
      <text:p text:style-name="P6"><text:tab/>}</text:p>
      <text:p text:style-name="P6"/>
      <text:p text:style-name="P6">38)<text:tab/>#include&lt;stdio.h&gt;</text:p>
      <text:p text:style-name="P6"><text:tab/>#include&lt;string.h&gt;</text:p>
      <text:p text:style-name="P6"></text:p>
      <text:p text:style-name="P6"><text:tab/>int main()</text:p>
      <text:p text:style-name="P6"><text:tab/>{</text:p>
      <text:p text:style-name="P6"><text:tab/> <text:s text:c="3"/>char str1[20] = "Hello", str2[20] = " World";</text:p>
      <text:p text:style-name="P6"><text:tab/> <text:s text:c="3"/>printf("%s\n", strcpy(str2, strcat(str1, str2)));</text:p>
      <text:p text:style-name="P6"><text:tab/> <text:s text:c="3"/>return 0;</text:p>
      <text:p text:style-name="P6"><text:tab/>}</text:p>
      <text:p text:style-name="P6"/>
      <text:p text:style-name="P6">39)<text:tab/>int main()</text:p>
      <text:p text:style-name="P6"><text:tab/>{</text:p>
      <text:p text:style-name="P6"><text:tab/> <text:s text:c="3"/>char p[] = "%d\n";</text:p>
      <text:p text:style-name="P6"><text:tab/> <text:s text:c="3"/>p[1] = 'c';</text:p>
      <text:p text:style-name="P6"><text:tab/> <text:s text:c="3"/>printf(p, 65);</text:p>
      <text:p text:style-name="P6"><text:tab/> <text:s text:c="3"/>return 0;</text:p>
      <text:p text:style-name="P6"><text:tab/>}</text:p>
      <text:p text:style-name="P6"/>
      <text:p text:style-name="P6">40)</text:p>
      <text:p text:style-name="P6"><text:tab/>int main()</text:p>
      <text:p text:style-name="P6"><text:tab/>{</text:p>
      <text:p text:style-name="P6"><text:tab/> <text:s text:c="3"/>printf(5+"Gud Morning\n");</text:p>
      <text:p text:style-name="P6"><text:tab/> <text:s text:c="3"/>return 0;</text:p>
      <text:p text:style-name="P6"><text:tab/>}</text:p>
      <text:p text:style-name="P6"/>
      <text:p text:style-name="P6">41)<text:tab/>int main()</text:p>
      <text:p text:style-name="P6"><text:tab/> {</text:p>
      <text:p text:style-name="P6"><text:tab/> char str[]={'g','l','o','b','e'};</text:p>
      <text:p text:style-name="P6"><text:tab/> printf("%s",str); </text:p>
      <text:p text:style-name="P6"><text:tab/>return 0;</text:p>
      <text:p text:style-name="P6"><text:tab/> }</text:p>
      <text:p text:style-name="P6"/>
      <text:p text:style-name="P6"/>
      <text:p text:style-name="P6"/>
      <text:p text:style-name="P6"><text:soft-page-break/>42)<text:tab/>int main() </text:p>
      <text:p text:style-name="P6"><text:tab/>{ </text:p>
      <text:p text:style-name="P6"><text:tab/>char str[]={'g','l','o','b','y','\0'};</text:p>
      <text:p text:style-name="P6"><text:tab/> printf("%s",str);</text:p>
      <text:p text:style-name="P6"><text:tab/> return 0;</text:p>
      <text:p text:style-name="P6"><text:tab/> }</text:p>
      <text:p text:style-name="P6"/>
      <text:p text:style-name="P6">43)<text:tab/>int main() </text:p>
      <text:p text:style-name="P6"><text:tab/>{</text:p>
      <text:p text:style-name="P6"><text:tab/> int str[]={'g','l','o','b','y'};</text:p>
      <text:p text:style-name="P6"><text:tab/> printf("A%c ",str);</text:p>
      <text:p text:style-name="P6"><text:tab/> printf("A%s ",str);</text:p>
      <text:p text:style-name="P6"><text:tab/> printf("A%c ",str[0]);</text:p>
      <text:p text:style-name="P6"><text:tab/> return 0;</text:p>
      <text:p text:style-name="P6"><text:tab/> }</text:p>
      <text:p text:style-name="P6"/>
      <text:p text:style-name="P6">44)<text:tab/>int main()</text:p>
      <text:p text:style-name="P6"><text:tab/> { </text:p>
      <text:p text:style-name="P6"><text:tab/>char str1[]="JOHN";</text:p>
      <text:p text:style-name="P6"><text:tab/> char str2[20]; </text:p>
      <text:p text:style-name="P6"><text:tab/>str2= str1; </text:p>
      <text:p text:style-name="P6"><text:tab/>printf("%s",str2); </text:p>
      <text:p text:style-name="P6"><text:tab/>return 0;</text:p>
      <text:p text:style-name="P6"><text:tab/> }</text:p>
      <text:p text:style-name="P6"/>
      <text:p text:style-name="P6">45)<text:tab/>int main() </text:p>
      <text:p text:style-name="P6"><text:tab/>{ </text:p>
      <text:p text:style-name="P6"><text:tab/>char country[]="BRAZIL"; </text:p>
      <text:p text:style-name="P6"><text:tab/>char *ptr;</text:p>
      <text:p text:style-name="P6"><text:tab/> ptr=country;</text:p>
      <text:p text:style-name="P6"><text:tab/> while(*ptr != '\0')</text:p>
      <text:p text:style-name="P6"><text:tab/> {</text:p>
      <text:p text:style-name="P6"><text:tab/> printf("%c", *ptr);</text:p>
      <text:p text:style-name="P6"><text:tab/> ptr++;</text:p>
      <text:p text:style-name="P6"><text:tab/> }</text:p>
      <text:p text:style-name="P6"><text:tab/> return 0; </text:p>
      <text:p text:style-name="P6"><text:tab/>}</text:p>
      <text:p text:style-name="P6"/>
      <text:p text:style-name="P6">46)<text:tab/>int main() </text:p>
      <text:p text:style-name="P6"><text:tab/>{ </text:p>
      <text:p text:style-name="P6"><text:tab/>char *p1 = "GOAT";</text:p>
      <text:p text:style-name="P6"><text:tab/> char *p2;</text:p>
      <text:p text:style-name="P6"><text:tab/> p2 = p1;</text:p>
      <text:p text:style-name="P6"><text:tab/> printf("%s", p2); </text:p>
      <text:p text:style-name="P6"><text:tab/>}</text:p>
      <text:p text:style-name="P6"/>
      <text:p text:style-name="P6"/>
      <text:p text:style-name="P6"/>
      <text:p text:style-name="P6"/>
      <text:p text:style-name="P6"><text:soft-page-break/>47)<text:tab/>int main() </text:p>
      <text:p text:style-name="P6"><text:tab/>{</text:p>
      <text:p text:style-name="P6"><text:tab/> char *p1 = "GOAT"; </text:p>
      <text:p text:style-name="P6"><text:tab/>char *p2; </text:p>
      <text:p text:style-name="P6"><text:tab/>p2 = p1; </text:p>
      <text:p text:style-name="P6"><text:tab/>p2="ANT";</text:p>
      <text:p text:style-name="P6"><text:tab/> printf("%s", p1); </text:p>
      <text:p text:style-name="P6"><text:tab/>}</text:p>
      <text:p text:style-name="P6"/>
      <text:p text:style-name="P6">48)<text:tab/>int main() </text:p>
      <text:p text:style-name="P6"><text:tab/>{ </text:p>
      <text:p text:style-name="P6"><text:tab/>char p[] = "ZILLA"; </text:p>
      <text:p text:style-name="P6"><text:tab/>int i=0; </text:p>
      <text:p text:style-name="P6"><text:tab/>while(p[i] != '\0') </text:p>
      <text:p text:style-name="P6"><text:tab/>{ </text:p>
      <text:p text:style-name="P6"><text:tab/>printf("%c",*(p+i)); </text:p>
      <text:p text:style-name="P6"><text:tab/>i++; </text:p>
      <text:p text:style-name="P6"><text:tab/>} </text:p>
      <text:p text:style-name="P6"><text:tab/>}</text:p>
      <text:p text:style-name="P6"/>
      <text:p text:style-name="P6">49)<text:tab/>int main()</text:p>
      <text:p text:style-name="P6"><text:tab/>{</text:p>
      <text:p text:style-name="P6"><text:tab/> <text:s text:c="3"/>char str[]="Hello%s%dFriends";</text:p>
      <text:p text:style-name="P6"><text:tab/> <text:s text:c="3"/>printf(str);</text:p>
      <text:p text:style-name="P6"><text:tab/> <text:s text:c="3"/>printf("\n");</text:p>
      <text:p text:style-name="P6"><text:tab/> <text:s text:c="3"/>printf("%s",str);</text:p>
      <text:p text:style-name="P6"><text:tab/> <text:s text:c="3"/>return 0;</text:p>
      <text:p text:style-name="P6"><text:tab/>}</text:p>
      <text:p text:style-name="P6"/>
      <text:p text:style-name="P6">50)<text:tab/>int main()</text:p>
      <text:p text:style-name="P6"><text:tab/>{</text:p>
      <text:p text:style-name="P6"><text:tab/> <text:s text:c="3"/>int i;</text:p>
      <text:p text:style-name="P6"><text:tab/> <text:s text:c="3"/>char str[]="Borntowin";</text:p>
      <text:p text:style-name="P6"><text:tab/> <text:s text:c="3"/>for(i=0;str[i]!='\0';i++)</text:p>
      <text:p text:style-name="P6"><text:tab/> <text:s text:c="3"/>{</text:p>
      <text:p text:style-name="P6"><text:tab/><text:tab/>putchar(str[i]); </text:p>
      <text:p text:style-name="P6"><text:tab/><text:tab/>putchar('*');</text:p>
      <text:p text:style-name="P6"><text:tab/> <text:s text:c="3"/>}</text:p>
      <text:p text:style-name="P6"><text:tab/><text:tab/>return 0;</text:p>
      <text:p text:style-name="P6"><text:tab/>}</text:p>
      <text:p text:style-name="P6"/>
      <text:p text:style-name="P6">51)<text:tab/>int main()</text:p>
      <text:p text:style-name="P6"><text:tab/>{</text:p>
      <text:p text:style-name="P6"><text:tab/> <text:s text:c="3"/>char str[]="value is =%d";</text:p>
      <text:p text:style-name="P6"><text:tab/> <text:s text:c="3"/>int a='7';</text:p>
      <text:p text:style-name="P6"><text:tab/> <text:s text:c="3"/>str[11]='c';</text:p>
      <text:p text:style-name="P6"><text:tab/> <text:s text:c="3"/>printf(str,a);</text:p>
      <text:p text:style-name="P6"><text:tab/> <text:s text:c="3"/>return 0;</text:p>
      <text:p text:style-name="P6"><text:tab/>}</text:p>
      <text:p text:style-name="P6"><text:soft-page-break/></text:p>
      <text:p text:style-name="P6">52)<text:tab/>int main()</text:p>
      <text:p text:style-name="P6"><text:tab/>{</text:p>
      <text:p text:style-name="P6"><text:tab/> <text:s text:c="3"/>char result,str[]="\0w3schools";</text:p>
      <text:p text:style-name="P6"><text:tab/> <text:s text:c="3"/>result=printf("%s",str);</text:p>
      <text:p text:style-name="P6"><text:tab/> <text:s text:c="3"/>if(result)</text:p>
      <text:p text:style-name="P6"><text:tab/><text:tab/>printf("TRUE");</text:p>
      <text:p text:style-name="P6"><text:tab/> <text:s text:c="3"/>else</text:p>
      <text:p text:style-name="P6"><text:tab/><text:tab/>printf("FALSE");</text:p>
      <text:p text:style-name="P6"><text:tab/> <text:s text:c="3"/>return 0;</text:p>
      <text:p text:style-name="P6"><text:tab/>}</text:p>
      <text:p text:style-name="P6"/>
      <text:p text:style-name="P6">53)<text:tab/>int main()</text:p>
      <text:p text:style-name="P6"><text:tab/>{</text:p>
      <text:p text:style-name="P6"><text:tab/> <text:s text:c="3"/>if( printf("Hello") == strlen("Hello") )</text:p>
      <text:p text:style-name="P6"><text:tab/><text:tab/>printf("Friends");</text:p>
      <text:p text:style-name="P6"><text:tab/> <text:s text:c="3"/>else</text:p>
      <text:p text:style-name="P6"><text:tab/><text:tab/>printf("Enemies");</text:p>
      <text:p text:style-name="P6"><text:tab/> <text:s text:c="3"/>return 0;</text:p>
      <text:p text:style-name="P6"><text:tab/>}</text:p>
      <text:p text:style-name="P6"/>
      <text:p text:style-name="P6">54)<text:tab/>int main()</text:p>
      <text:p text:style-name="P6"><text:tab/>{</text:p>
      <text:p text:style-name="P6"><text:tab/> <text:s text:c="3"/>char s1[]="haihello";</text:p>
      <text:p text:style-name="P6"><text:tab/> <text:s text:c="3"/>char s2[7];</text:p>
      <text:p text:style-name="P6"><text:tab/> <text:s text:c="4"/></text:p>
      <text:p text:style-name="P6"><text:tab/> <text:s text:c="3"/>strncpy(s2,s1,8);</text:p>
      <text:p text:style-name="P6"><text:tab/> <text:s text:c="3"/>printf("%s\n",s2);</text:p>
      <text:p text:style-name="P6"><text:tab/> <text:s text:c="3"/>return 0;</text:p>
      <text:p text:style-name="P6"><text:tab/>}</text:p>
      <text:p text:style-name="P6"/>
      <text:p text:style-name="P6">55)<text:tab/>int main()</text:p>
      <text:p text:style-name="P6"><text:tab/>{</text:p>
      <text:p text:style-name="P6"><text:tab/> <text:s text:c="3"/>char *str="hai";</text:p>
      <text:p text:style-name="P6"><text:tab/> <text:s text:c="3"/>while(*str)</text:p>
      <text:p text:style-name="P6"><text:tab/><text:tab/>printf("%s\n",str++);</text:p>
      <text:p text:style-name="P6"><text:tab/> <text:s text:c="3"/>return 0;</text:p>
      <text:p text:style-name="P6"><text:tab/>}</text:p>
      <text:p text:style-name="P6"/>
      <text:p text:style-name="P6">56)<text:tab/>int main()</text:p>
      <text:p text:style-name="P6"><text:tab/>{</text:p>
      <text:p text:style-name="P6"><text:tab/> <text:s text:c="3"/>string myName="embeddedsystem";</text:p>
      <text:p text:style-name="P6"><text:tab/> <text:s text:c="3"/>printf("My name is =%s",myName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><text:soft-page-break/>57)<text:tab/>int main(){</text:p>
      <text:p text:style-name="P6"><text:tab/> <text:s text:c="3"/>char str[]="Reebok";</text:p>
      <text:p text:style-name="P6"><text:tab/> </text:p>
      <text:p text:style-name="P6"><text:tab/> <text:s text:c="3"/>while(str+strlen(str))</text:p>
      <text:p text:style-name="P6"><text:tab/><text:tab/>printf("*");</text:p>
      <text:p text:style-name="P6"><text:tab/> <text:s text:c="3"/>return 0;</text:p>
      <text:p text:style-name="P6"><text:tab/>}</text:p>
      <text:p text:style-name="P6"/>
      <text:p text:style-name="P6">58)<text:tab/>main()</text:p>
      <text:p text:style-name="P6"><text:tab/>{</text:p>
      <text:p text:style-name="P6"><text:tab/>char c[] = "vector2020";</text:p>
      <text:p text:style-name="P6"><text:tab/>char *p =c;</text:p>
      <text:p text:style-name="P6"><text:tab/>printf("%c %c\n", *p,*(p+p[3]-p[1]));</text:p>
      <text:p text:style-name="P6"><text:tab/>}</text:p>
      <text:p text:style-name="P6"/>
      <text:p text:style-name="P6">59)<text:tab/>#include&lt;stdio.h&gt;</text:p>
      <text:p text:style-name="P6"><text:tab/>main()</text:p>
      <text:p text:style-name="P6"><text:tab/>{</text:p>
      <text:p text:style-name="P6"><text:tab/>char p[20];</text:p>
      <text:p text:style-name="P6"><text:tab/>char *s = "string";</text:p>
      <text:p text:style-name="P6"><text:tab/>int length = strlen(s);</text:p>
      <text:p text:style-name="P6"><text:tab/>int i;</text:p>
      <text:p text:style-name="P6"><text:tab/>for (i = 0; i &lt; length; i++)</text:p>
      <text:p text:style-name="P6"><text:tab/> <text:s text:c="4"/>p[i] = s[length-i];</text:p>
      <text:p text:style-name="P6"><text:tab/>printf("%s",p);</text:p>
      <text:p text:style-name="P6"><text:tab/>printf("hai\n");</text:p>
      <text:p text:style-name="P6"><text:tab/>}</text:p>
      <text:p text:style-name="P6"/>
      <text:p text:style-name="P6">60)<text:tab/>main()</text:p>
      <text:p text:style-name="P6"><text:tab/>{</text:p>
      <text:p text:style-name="P6"><text:tab/>char c[] = "inda2020";</text:p>
      <text:p text:style-name="P6"><text:tab/>char *p =c;</text:p>
      <text:p text:style-name="P6"><text:tab/>printf("%s", p + p[3] - p[1]) ;</text:p>
      <text:p text:style-name="P6"><text:tab/>}</text:p>
      <text:p text:style-name="P6"/>
      <text:p text:style-name="P6">61)<text:tab/>#include&lt;stdio.h&gt;</text:p>
      <text:p text:style-name="P6"></text:p>
      <text:p text:style-name="P6"><text:tab/>int main()</text:p>
      <text:p text:style-name="P6"><text:tab/>{</text:p>
      <text:p text:style-name="P6"><text:tab/> <text:s text:c="3"/>char p[] = "%c\n";</text:p>
      <text:p text:style-name="P6"><text:tab/> <text:s text:c="3"/>p[1] = '%';</text:p>
      <text:p text:style-name="P6"><text:tab/> <text:s text:c="3"/>printf(p, 77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><text:soft-page-break/>62)<text:tab/>#include&lt;stdio.h&gt;</text:p>
      <text:p text:style-name="P6"></text:p>
      <text:p text:style-name="P6"><text:tab/>int main()</text:p>
      <text:p text:style-name="P6"><text:tab/>{</text:p>
      <text:p text:style-name="P6"><text:tab/> <text:s text:c="3"/>char p[] = "%%\n";</text:p>
      <text:p text:style-name="P6"><text:tab/> <text:s text:c="3"/>p[0] = '/';</text:p>
      <text:p text:style-name="P6"><text:tab/> <text:s text:c="3"/>printf(p[0], 'A');</text:p>
      <text:p text:style-name="P6"><text:tab/> <text:s text:c="3"/>return 0;</text:p>
      <text:p text:style-name="P6"><text:tab/>}</text:p>
      <text:p text:style-name="P6"/>
      <text:p text:style-name="P6">63)<text:tab/>#include&lt;stdio.h&gt;</text:p>
      <text:p text:style-name="P6"></text:p>
      <text:p text:style-name="P6"><text:tab/>int main()</text:p>
      <text:p text:style-name="P6"><text:tab/>{</text:p>
      <text:p text:style-name="P6"><text:tab/> <text:s text:c="3"/>char p[] = "%f\n";</text:p>
      <text:p text:style-name="P6"><text:tab/> <text:s text:c="3"/>p[0] = 'f';</text:p>
      <text:p text:style-name="P6"><text:tab/> <text:s text:c="3"/>p[0++];<text:tab/></text:p>
      <text:p text:style-name="P6"><text:tab/> <text:s text:c="3"/>printf(p[0], 'Z');</text:p>
      <text:p text:style-name="P6"><text:tab/> <text:s text:c="3"/>return 0;</text:p>
      <text:p text:style-name="P6"><text:tab/>}</text:p>
      <text:p text:style-name="P6"/>
      <text:p text:style-name="P6">64)<text:tab/>#include&lt;stdio.h&gt;</text:p>
      <text:p text:style-name="P6"></text:p>
      <text:p text:style-name="P6"><text:tab/>int main()</text:p>
      <text:p text:style-name="P6"><text:tab/>{</text:p>
      <text:p text:style-name="P6"><text:tab/> <text:s text:c="3"/>char p[] = "%f\n";</text:p>
      <text:p text:style-name="P6"><text:tab/> <text:s text:c="3"/>p[0] = 'f';</text:p>
      <text:p text:style-name="P6"><text:tab/> <text:s text:c="3"/>if(1)<text:tab/></text:p>
      <text:p text:style-name="P6"><text:tab/> <text:s text:c="3"/>//p[0++];<text:tab/></text:p>
      <text:p text:style-name="P6"><text:tab/> <text:s text:c="3"/>printf(p, 'Z');</text:p>
      <text:p text:style-name="P6"><text:tab/> <text:s text:c="3"/>return 0;</text:p>
      <text:p text:style-name="P6"><text:tab/>}</text:p>
      <text:p text:style-name="P6"/>
      <text:p text:style-name="P6">65)<text:tab/>#include&lt;stdio.h&gt;</text:p>
      <text:p text:style-name="P6"></text:p>
      <text:p text:style-name="P6"><text:tab/>int main()</text:p>
      <text:p text:style-name="P6"><text:tab/>{</text:p>
      <text:p text:style-name="P6"><text:tab/> <text:s text:c="3"/>char p[] = "%f\n";</text:p>
      <text:p text:style-name="P6"><text:tab/> <text:s text:c="3"/>p[0] = 'f';</text:p>
      <text:p text:style-name="P6"><text:tab/> <text:s text:c="3"/>if(!!1)<text:tab/></text:p>
      <text:p text:style-name="P6"><text:tab/> <text:s text:c="3"/>//p[0++];<text:tab/></text:p>
      <text:p text:style-name="P6"><text:tab/> <text:s text:c="3"/>printf(p, 'Z'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/>
      <text:p text:style-name="P6"><text:soft-page-break/>66)<text:tab/>#include&lt;stdio.h&gt;</text:p>
      <text:p text:style-name="P6"></text:p>
      <text:p text:style-name="P6"><text:tab/>int main()</text:p>
      <text:p text:style-name="P6"><text:tab/>{</text:p>
      <text:p text:style-name="P6"><text:tab/> <text:s text:c="3"/>printf("welcome");</text:p>
      <text:p text:style-name="P6"><text:tab/> <text:s text:c="3"/>char p[] = "%f\n";</text:p>
      <text:p text:style-name="P6"><text:tab/> <text:s text:c="3"/>p[0] = 'f';</text:p>
      <text:p text:style-name="P6"><text:tab/> <text:s text:c="3"/>if(!!1&amp;&amp;1)<text:tab/></text:p>
      <text:p text:style-name="P6"><text:tab/> <text:s text:c="3"/>return;<text:tab/></text:p>
      <text:p text:style-name="P6"><text:tab/> <text:s text:c="3"/>printf(p, 'Z');</text:p>
      <text:p text:style-name="P6"><text:tab/> <text:s text:c="3"/>return 0;</text:p>
      <text:p text:style-name="P6"><text:tab/>}</text:p>
      <text:p text:style-name="P6"/>
      <text:p text:style-name="P6">67)<text:tab/>#include&lt;stdio.h&gt;</text:p>
      <text:p text:style-name="P6"><text:tab/>int main()</text:p>
      <text:p text:style-name="P6"><text:tab/>{</text:p>
      <text:p text:style-name="P6"><text:tab/> <text:s text:c="3"/>printf("vector");</text:p>
      <text:p text:style-name="P6"><text:tab/> <text:s text:c="3"/>char p[] = "%f\n";</text:p>
      <text:p text:style-name="P6"><text:tab/> <text:s text:c="3"/>p[0] = 'f';</text:p>
      <text:p text:style-name="P6"><text:tab/> <text:s text:c="3"/>if(~0)<text:tab/></text:p>
      <text:p text:style-name="P6"><text:tab/> <text:s text:c="3"/>printf(p+1, 'Z');</text:p>
      <text:p text:style-name="P6"><text:tab/> <text:s text:c="3"/>return 0;</text:p>
      <text:p text:style-name="P6"><text:tab/>}</text:p>
      <text:p text:style-name="P6"/>
      <text:p text:style-name="P6">68)<text:tab/>#include&lt;stdio.h&gt;</text:p>
      <text:p text:style-name="P6"><text:tab/>int main()</text:p>
      <text:p text:style-name="P6"><text:tab/>{</text:p>
      <text:p text:style-name="P6"><text:tab/> <text:s text:c="3"/>printf("vector");</text:p>
      <text:p text:style-name="P6"><text:tab/> <text:s text:c="3"/>char p[] = "%s\n";</text:p>
      <text:p text:style-name="P6"><text:tab/> <text:s text:c="3"/>p[0] = 's';</text:p>
      <text:p text:style-name="P6"><text:tab/> <text:s text:c="3"/>if(~0&amp;&amp;~1)<text:tab/></text:p>
      <text:p text:style-name="P6"><text:tab/> <text:s text:c="3"/>printf(p+2, 'A');</text:p>
      <text:p text:style-name="P6"><text:tab/> <text:s text:c="3"/>return 0;</text:p>
      <text:p text:style-name="P6"><text:tab/>}</text:p>
      <text:p text:style-name="P6"/>
      <text:p text:style-name="P6">69)<text:tab/>#include&lt;stdio.h&gt;</text:p>
      <text:p text:style-name="P6"><text:tab/>int main()</text:p>
      <text:p text:style-name="P6"><text:tab/>{</text:p>
      <text:p text:style-name="P6"><text:tab/> <text:s text:c="3"/>printf("vector");</text:p>
      <text:p text:style-name="P6"><text:tab/> <text:s text:c="3"/>char p[] = "%s\n";</text:p>
      <text:p text:style-name="P6"><text:tab/> <text:s text:c="3"/>p[0] = 's';</text:p>
      <text:p text:style-name="P6"><text:tab/> <text:s text:c="3"/>if(~0||~1)<text:tab/></text:p>
      <text:p text:style-name="P6"><text:tab/> <text:s text:c="3"/>printf(p+2, 'A'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><text:soft-page-break/>70)<text:tab/>#include&lt;stdio.h&gt;</text:p>
      <text:p text:style-name="P6"><text:tab/>int main()</text:p>
      <text:p text:style-name="P6"><text:tab/>{</text:p>
      <text:p text:style-name="P6"><text:tab/> <text:s text:c="3"/>char p[] = "%s\n";</text:p>
      <text:p text:style-name="P6"><text:tab/> <text:s text:c="3"/>p[1] = 'S';</text:p>
      <text:p text:style-name="P6"><text:tab/> <text:s text:c="3"/>if(p[0])<text:tab/></text:p>
      <text:p text:style-name="P6"><text:tab/> <text:s text:c="3"/>printf(p,'1');</text:p>
      <text:p text:style-name="P6"><text:tab/> <text:s text:c="3"/>return 0;</text:p>
      <text:p text:style-name="P6"><text:tab/>}</text:p>
      <text:p text:style-name="P6"/>
      <text:p text:style-name="P6">71)<text:tab/>int main()</text:p>
      <text:p text:style-name="P6"><text:tab/>{</text:p>
      <text:p text:style-name="P6"><text:tab/> <text:s text:c="3"/>printf(1+"%d\n", strlen("ashok"));</text:p>
      <text:p text:style-name="P6"><text:tab/> <text:s text:c="3"/>return 0;</text:p>
      <text:p text:style-name="P6"><text:tab/>}</text:p>
      <text:p text:style-name="P6"/>
      <text:p text:style-name="P6">72)<text:tab/>int main()</text:p>
      <text:p text:style-name="P6"><text:tab/>{</text:p>
      <text:p text:style-name="P6"><text:tab/> <text:s text:c="3"/>printf(5+"%dvector\n", strlen("ashok"));</text:p>
      <text:p text:style-name="P6"><text:tab/> <text:s text:c="3"/>return 0;</text:p>
      <text:p text:style-name="P6"><text:tab/>}</text:p>
      <text:p text:style-name="P6"/>
      <text:p text:style-name="P6">73)<text:tab/>int main()</text:p>
      <text:p text:style-name="P6"><text:tab/>{</text:p>
      <text:p text:style-name="P6"><text:tab/> <text:s text:c="3"/>printf(5+"%d%d%dvector\n", strlen("ashok"));</text:p>
      <text:p text:style-name="P6"><text:tab/> <text:s text:c="3"/>return 0;</text:p>
      <text:p text:style-name="P6"><text:tab/>}</text:p>
      <text:p text:style-name="P6"/>
      <text:p text:style-name="P6">74)<text:tab/>int main()</text:p>
      <text:p text:style-name="P6"><text:tab/>{</text:p>
      <text:p text:style-name="P6"><text:tab/> <text:s text:c="3"/>printf("%d%d%dvector\n"+5, strlen("ashok"));</text:p>
      <text:p text:style-name="P6"><text:tab/> <text:s text:c="3"/>return 0;</text:p>
      <text:p text:style-name="P6"><text:tab/>}</text:p>
      <text:p text:style-name="P6"/>
      <text:p text:style-name="P6">75)<text:tab/>int main()</text:p>
      <text:p text:style-name="P6"><text:tab/>{</text:p>
      <text:p text:style-name="P6"><text:tab/> <text:s text:c="3"/>printf("%f\n"+1, strlen("ashok"));</text:p>
      <text:p text:style-name="P6"><text:tab/> <text:s text:c="3"/>return 0;</text:p>
      <text:p text:style-name="P6"><text:tab/>}</text:p>
      <text:p text:style-name="P6"/>
      <text:p text:style-name="P6">76)<text:tab/>int main()</text:p>
      <text:p text:style-name="P6"><text:tab/>{</text:p>
      <text:p text:style-name="P6"><text:tab/> <text:s text:c="3"/>printf("%u\n"+01, strlen("ashokleyland"));</text:p>
      <text:p text:style-name="P6"><text:tab/> <text:s text:c="3"/>return 0;</text:p>
      <text:p text:style-name="P6"><text:tab/>}</text:p>
      <text:p text:style-name="P6"/>
      <text:p text:style-name="P6"/>
      <text:p text:style-name="P6"/>
      <text:p text:style-name="P6"/>
      <text:p text:style-name="P6"><text:soft-page-break/>77)<text:tab/>int main()</text:p>
      <text:p text:style-name="P6"><text:tab/>{</text:p>
      <text:p text:style-name="P6"><text:tab/> <text:s text:c="3"/>printf("%llu\n"+0.111, strlen("ashokleyland"));</text:p>
      <text:p text:style-name="P6"><text:tab/> <text:s text:c="3"/>return 0;</text:p>
      <text:p text:style-name="P6"><text:tab/>}</text:p>
      <text:p text:style-name="P6"/>
      <text:p text:style-name="P6">78)<text:tab/>int main()</text:p>
      <text:p text:style-name="P6"><text:tab/>{</text:p>
      <text:p text:style-name="P6"><text:tab/> <text:s text:c="3"/>printf("%%%%\n"+0, strlen("ashokleyland"));</text:p>
      <text:p text:style-name="P6"><text:tab/> <text:s text:c="3"/>return 0;</text:p>
      <text:p text:style-name="P6"><text:tab/>}</text:p>
      <text:p text:style-name="P6"/>
      <text:p text:style-name="P6">79)<text:tab/>int main()</text:p>
      <text:p text:style-name="P6"><text:tab/>{</text:p>
      <text:p text:style-name="P6"><text:tab/> <text:s text:c="3"/>printf("////\n"+0.0, strlen("ashokleyland"));</text:p>
      <text:p text:style-name="P6"><text:tab/> <text:s text:c="3"/>return 0;</text:p>
      <text:p text:style-name="P6"><text:tab/>}</text:p>
      <text:p text:style-name="P6"/>
      <text:p text:style-name="P6">80)<text:tab/>int main()</text:p>
      <text:p text:style-name="P6"><text:tab/>{</text:p>
      <text:p text:style-name="P6"><text:tab/> <text:s text:c="3"/>printf("\n"+'49', strlen("ashokleyland"));</text:p>
      <text:p text:style-name="P6"><text:tab/> <text:s text:c="3"/>return 0;</text:p>
      <text:p text:style-name="P6"><text:tab/>}</text:p>
      <text:p text:style-name="P6"/>
      <text:p text:style-name="P7">81)<text:tab/>int main()</text:p>
      <text:p text:style-name="P7"><text:tab/>{</text:p>
      <text:p text:style-name="P7"><text:tab/> <text:s text:c="3"/>char str[] = "vector\c\c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2)<text:tab/>int main()</text:p>
      <text:p text:style-name="P7"><text:tab/>{</text:p>
      <text:p text:style-name="P7"><text:tab/> <text:s text:c="3"/>char str[] = "vector\\d\\d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3)<text:tab/>int main()</text:p>
      <text:p text:style-name="P7"><text:tab/>{</text:p>
      <text:p text:style-name="P7"><text:tab/> <text:s text:c="3"/>char str[] = "vector\\r\\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/>
      <text:p text:style-name="P7"/>
      <text:p text:style-name="P7"/>
      <text:p text:style-name="P7"/>
      <text:p text:style-name="P7"><text:soft-page-break/>84)<text:tab/>int main()</text:p>
      <text:p text:style-name="P7"><text:tab/>{</text:p>
      <text:p text:style-name="P7"><text:tab/> <text:s text:c="3"/>char str[] = "hi\rvector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5)<text:tab/>int main()</text:p>
      <text:p text:style-name="P7"><text:tab/>{</text:p>
      <text:p text:style-name="P7"><text:tab/> <text:s text:c="3"/>char str[] = "hi\rvector\r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6)<text:tab/>int main()</text:p>
      <text:p text:style-name="P7"><text:tab/>{</text:p>
      <text:p text:style-name="P7"><text:tab/> <text:s text:c="3"/>char str[] = "hi\\bvector\r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7)<text:tab/>int main()</text:p>
      <text:p text:style-name="P7"><text:tab/>{</text:p>
      <text:p text:style-name="P7"><text:tab/> <text:s text:c="3"/>char str[] = "hi\\bvector\r\s\indi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8)<text:tab/>int main()</text:p>
      <text:p text:style-name="P7"><text:tab/>{</text:p>
      <text:p text:style-name="P7"><text:tab/> <text:s text:c="3"/>char str[] = "\rexit\r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89)<text:tab/>int main()</text:p>
      <text:p text:style-name="P7"><text:tab/>{</text:p>
      <text:p text:style-name="P7"><text:tab/> <text:s text:c="3"/>char str[] = "\bexit\b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90)<text:tab/>int main()</text:p>
      <text:p text:style-name="P7"><text:tab/>{</text:p>
      <text:p text:style-name="P7"><text:tab/> <text:s text:c="3"/>char str[] = "\aexit\a\0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<text:soft-page-break/>91)<text:tab/>int main()</text:p>
      <text:p text:style-name="P7"><text:tab/>{</text:p>
      <text:p text:style-name="P7"><text:tab/> <text:s text:c="3"/>printf("vector", "INDIA,"chennai"\n");</text:p>
      <text:p text:style-name="P7"><text:tab/> <text:s text:c="3"/>return 0;</text:p>
      <text:p text:style-name="P7"><text:tab/>}</text:p>
      <text:p text:style-name="P7"/>
      <text:p text:style-name="P7">92)<text:tab/>int main()</text:p>
      <text:p text:style-name="P7"><text:tab/>{</text:p>
      <text:p text:style-name="P7"><text:tab/> <text:s text:c="3"/>char str[7] = "vector\0chennai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93)<text:tab/>int main()</text:p>
      <text:p text:style-name="P7"><text:tab/>{</text:p>
      <text:p text:style-name="P7"><text:tab/> <text:s text:c="3"/>char str[7] = "vecto\0r\rchennai";</text:p>
      <text:p text:style-name="P7"><text:tab/> <text:s text:c="3"/>printf("%s\n", str);</text:p>
      <text:p text:style-name="P7"><text:tab/> <text:s text:c="3"/>return 0;</text:p>
      <text:p text:style-name="P7"><text:tab/>}</text:p>
      <text:p text:style-name="P7"/>
      <text:p text:style-name="P7">94)<text:tab/>int main()</text:p>
      <text:p text:style-name="P7"><text:tab/>{</text:p>
      <text:p text:style-name="P7"><text:tab/> <text:s text:c="3"/>char str[7] = "\0vecto\0r\rchennai";</text:p>
      <text:p text:style-name="P7"><text:tab/> <text:s text:c="3"/>printf("%d\n", str);</text:p>
      <text:p text:style-name="P7"><text:tab/> <text:s text:c="3"/>return 0;</text:p>
      <text:p text:style-name="P7"><text:tab/>}</text:p>
      <text:p text:style-name="P7"/>
      <text:p text:style-name="P7">95)<text:tab/>int main()</text:p>
      <text:p text:style-name="P7"><text:tab/>{</text:p>
      <text:p text:style-name="P7"><text:tab/> <text:s text:c="3"/>char str[7] = "vectorchennai";</text:p>
      <text:p text:style-name="P7"><text:tab/> <text:s text:c="3"/>printf("%s\n", str[0]);</text:p>
      <text:p text:style-name="P7"><text:tab/> <text:s text:c="3"/>return 0;</text:p>
      <text:p text:style-name="P7"><text:tab/>}</text:p>
      <text:p text:style-name="P7"/>
      <text:p text:style-name="P7">96)<text:tab/>int main()</text:p>
      <text:p text:style-name="P7"><text:tab/>{</text:p>
      <text:p text:style-name="P7"><text:tab/> <text:s text:c="3"/>char str[7] = "vectorchennai";</text:p>
      <text:p text:style-name="P7"><text:tab/> <text:s text:c="3"/>printf("%c\n", str[0]);</text:p>
      <text:p text:style-name="P7"><text:tab/> <text:s text:c="3"/>return 0;</text:p>
      <text:p text:style-name="P7"><text:tab/>}</text:p>
      <text:p text:style-name="P7"/>
      <text:p text:style-name="P7">97)<text:tab/>int main()</text:p>
      <text:p text:style-name="P7"><text:tab/>{</text:p>
      <text:p text:style-name="P7"><text:tab/> <text:s text:c="3"/>char str[7] = "vectorchennai";</text:p>
      <text:p text:style-name="P7"><text:tab/> <text:s text:c="3"/>printf("%c\n", ++str[0]);</text:p>
      <text:p text:style-name="P7"><text:tab/> <text:s text:c="3"/>return 0;</text:p>
      <text:p text:style-name="P7"><text:tab/>}</text:p>
      <text:p text:style-name="P7"/>
      <text:p text:style-name="P7"/>
      <text:p text:style-name="P7"><text:soft-page-break/>98)<text:tab/>int main()</text:p>
      <text:p text:style-name="P7"><text:tab/>{</text:p>
      <text:p text:style-name="P7"><text:tab/> <text:s text:c="3"/>char str[7] = "vectorchennai";</text:p>
      <text:p text:style-name="P7"><text:tab/> <text:s text:c="3"/>printf("%c\n", str[0]++);</text:p>
      <text:p text:style-name="P7"><text:tab/> <text:s text:c="3"/>return 0;</text:p>
      <text:p text:style-name="P7"><text:tab/>}</text:p>
      <text:p text:style-name="P7"/>
      <text:p text:style-name="P7">99)<text:tab/>int main()</text:p>
      <text:p text:style-name="P7"><text:tab/>{</text:p>
      <text:p text:style-name="P7"><text:tab/> <text:s text:c="3"/>char str[7] = "vectorchennai";</text:p>
      <text:p text:style-name="P7"><text:tab/> <text:s text:c="3"/>printf("%c\n", ++str[0]++);</text:p>
      <text:p text:style-name="P7"><text:tab/> <text:s text:c="3"/>return 0;</text:p>
      <text:p text:style-name="P7"><text:tab/>}</text:p>
      <text:p text:style-name="P7"/>
      <text:p text:style-name="P7">100)<text:tab/>int main()</text:p>
      <text:p text:style-name="P7"><text:tab/>{</text:p>
      <text:p text:style-name="P7"><text:tab/> <text:s text:c="3"/>char str[] = "vectorchennai";</text:p>
      <text:p text:style-name="P7"><text:tab/> <text:s text:c="3"/>printf("%d\n", str);</text:p>
      <text:p text:style-name="P7"><text:tab/> <text:s text:c="3"/>return 0;</text:p>
      <text:p text:style-name="P7"><text:tab/>}</text:p>
      <text:p text:style-name="P7"/>
      <text:p text:style-name="P7">101)<text:tab/>int main()</text:p>
      <text:p text:style-name="P7"><text:tab/>{</text:p>
      <text:p text:style-name="P7"><text:tab/> <text:s text:c="2"/>char str1[] = "VectorIndia";</text:p>
      <text:p text:style-name="P7"><text:tab/> <text:s text:c="2"/>char str2[] = {'a', 's', 'h', 'o', 'k', 'l', 'i', 'n', 'u','x'};</text:p>
      <text:p text:style-name="P7"><text:tab/> <text:s text:c="2"/>int n1 = sizeof(str1)/sizeof(str1[0]);</text:p>
      <text:p text:style-name="P7"><text:tab/> <text:s text:c="2"/>int n2 = sizeof(str2)/sizeof(str2[0]);</text:p>
      <text:p text:style-name="P7"><text:tab/> <text:s text:c="2"/>printf("n1 = %d, n2 = %d", n1, n2);</text:p>
      <text:p text:style-name="P7"><text:tab/> <text:s text:c="2"/>return 0;</text:p>
      <text:p text:style-name="P7"><text:tab/>}</text:p>
      <text:p text:style-name="P7"/>
      <text:p text:style-name="P7">102)<text:tab/>int main()</text:p>
      <text:p text:style-name="P7"><text:tab/>{</text:p>
      <text:p text:style-name="P7"><text:tab/> <text:s text:c="3"/>char str[] = "Discover";</text:p>
      <text:p text:style-name="P7"><text:tab/> <text:s text:c="3"/>printf("%s %s %s\n", &amp;str[5], &amp;5[str], str+5);</text:p>
      <text:p text:style-name="P7"><text:tab/> <text:s text:c="3"/>printf("%c %c %c\n", *(str+6), str[6], 6[str]);</text:p>
      <text:p text:style-name="P7"><text:tab/> <text:s text:c="3"/>return 0;</text:p>
      <text:p text:style-name="P7"><text:tab/>}</text:p>
      <text:p text:style-name="P7"/>
      <text:p text:style-name="P7">103)<text:tab/>int main() </text:p>
      <text:p text:style-name="P7"><text:tab/>{ </text:p>
      <text:p text:style-name="P7"><text:tab/> <text:s/>char arr[] = "LiveHappy"; </text:p>
      <text:p text:style-name="P7"><text:tab/> <text:s/>printf("%s", (arr+4)); </text:p>
      <text:p text:style-name="P7"><text:tab/> <text:s/>return 0; </text:p>
      <text:p text:style-name="P7"><text:tab/>}</text:p>
      <text:p text:style-name="P7"/>
      <text:p text:style-name="P7"/>
      <text:p text:style-name="P7"/>
      <text:p text:style-name="P7"/>
      <text:p text:style-name="P7"><text:soft-page-break/>104)<text:tab/>#include&lt;stdio.h&gt; </text:p>
      <text:p text:style-name="P7"><text:tab/>int main() </text:p>
      <text:p text:style-name="P7"><text:tab/>{ </text:p>
      <text:p text:style-name="P7"><text:tab/> <text:s text:c="3"/>char str[20] = "Doyourbest"; </text:p>
      <text:p text:style-name="P7"><text:tab/> <text:s text:c="3"/>printf ("%d", sizeof(str)); </text:p>
      <text:p text:style-name="P7"><text:tab/> <text:s text:c="3"/>return 0; </text:p>
      <text:p text:style-name="P7"><text:tab/>} </text:p>
      <text:p text:style-name="P7"/>
      <text:p text:style-name="P7">105)<text:tab/>int main()</text:p>
      <text:p text:style-name="P7"><text:tab/>{</text:p>
      <text:p text:style-name="P7"><text:tab/> <text:s text:c="3"/>char str[20] = "AllisWell";</text:p>
      <text:p text:style-name="P7"><text:tab/> <text:s text:c="3"/>printf ("%d", strlen(str));</text:p>
      <text:p text:style-name="P7"><text:tab/> <text:s text:c="3"/>return 0;</text:p>
      <text:p text:style-name="P7"><text:tab/>}</text:p>
      <text:p text:style-name="P7"/>
      <text:p text:style-name="P7">106)<text:tab/>main()</text:p>
      <text:p text:style-name="P7"><text:tab/>{</text:p>
      <text:p text:style-name="P7"><text:tab/>char s[]= "string"; <text:s/></text:p>
      <text:p text:style-name="P7"><text:tab/>int length = strlen(s); <text:s/></text:p>
      <text:p text:style-name="P7"><text:tab/>int i; <text:s/></text:p>
      <text:p text:style-name="P7"><text:tab/>for (i = 0; i &lt; length; i++) <text:s text:c="3"/></text:p>
      <text:p text:style-name="P7"><text:tab/>printf("%c", s[i]); </text:p>
      <text:p text:style-name="P7"><text:tab/>}</text:p>
      <text:p text:style-name="P7"/>
      <text:p text:style-name="P7">107)<text:tab/>main()</text:p>
      <text:p text:style-name="P7"><text:tab/>{ </text:p>
      <text:p text:style-name="P7"><text:tab/>char str1[] = "positivity"; </text:p>
      <text:p text:style-name="P7"><text:tab/>if(printf("%d\n",sizeof(str1)) )</text:p>
      <text:p text:style-name="P7"><text:tab/>{</text:p>
      <text:p text:style-name="P7"><text:tab/>printf("if u win\n");</text:p>
      <text:p text:style-name="P7"><text:tab/>} <text:s/></text:p>
      <text:p text:style-name="P7"><text:tab/>else</text:p>
      <text:p text:style-name="P7"><text:tab/>{</text:p>
      <text:p text:style-name="P7"><text:tab/>printf("no one win\n");</text:p>
      <text:p text:style-name="P7"><text:tab/>} <text:s/></text:p>
      <text:p text:style-name="P7"><text:tab/>}</text:p>
      <text:p text:style-name="P7"/>
      <text:p text:style-name="P7">108)<text:tab/>int main() </text:p>
      <text:p text:style-name="P7"><text:tab/>{ </text:p>
      <text:p text:style-name="P7"><text:tab/> <text:s text:c="3"/>char str[] = "%d %c", arr[] = "hellohai"; </text:p>
      <text:p text:style-name="P7"><text:tab/> <text:s text:c="3"/>printf(str, 0[arr], 2[arr + 3]); </text:p>
      <text:p text:style-name="P7"><text:tab/> <text:s text:c="3"/>return 0; </text:p>
      <text:p text:style-name="P7"><text:tab/>} 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09)<text:tab/>int main()</text:p>
      <text:p text:style-name="P7"><text:tab/>{</text:p>
      <text:p text:style-name="P7"><text:tab/> <text:s text:c="3"/>char str1[]="vector", str2[]="india";</text:p>
      <text:p text:style-name="P7"><text:tab/> <text:s text:c="3"/>int i;</text:p>
      <text:p text:style-name="P7"><text:tab/> <text:s text:c="3"/>strcat(str2,str1);</text:p>
      <text:p text:style-name="P7"><text:tab/> <text:s text:c="3"/>printf("%s\n",str2);</text:p>
      <text:p text:style-name="P7"><text:tab/> <text:s text:c="3"/>return 0;</text:p>
      <text:p text:style-name="P7"><text:tab/>}</text:p>
      <text:p text:style-name="P7"/>
      <text:p text:style-name="P7">110)<text:tab/>int main()</text:p>
      <text:p text:style-name="P7"><text:tab/>{</text:p>
      <text:p text:style-name="P7"><text:tab/> <text:s text:c="3"/>char str1[]="vector", str2[]="india";</text:p>
      <text:p text:style-name="P7"><text:tab/> <text:s text:c="3"/>int i;</text:p>
      <text:p text:style-name="P7"><text:tab/> <text:s text:c="3"/>strcat(str1,str2);</text:p>
      <text:p text:style-name="P7"><text:tab/> <text:s text:c="3"/>printf("%s\n",str1);</text:p>
      <text:p text:style-name="P7"><text:tab/> <text:s text:c="3"/>return 0;</text:p>
      <text:p text:style-name="P7"><text:tab/>}</text:p>
      <text:p text:style-name="P7"/>
      <text:p text:style-name="P7">111)<text:tab/>int main()</text:p>
      <text:p text:style-name="P7"><text:tab/> <text:s/>{</text:p>
      <text:p text:style-name="P7"><text:tab/><text:tab/> <text:s text:c="3"/>char str1[50]="abc", str2[50];</text:p>
      <text:p text:style-name="P7"><text:tab/><text:tab/> <text:s text:c="3"/>strcpy(str2, strrev(str1));</text:p>
      <text:p text:style-name="P7"><text:tab/><text:tab/> <text:s text:c="3"/>printf("Reverse string is : %s",str2);</text:p>
      <text:p text:style-name="P7"><text:tab/><text:tab/> <text:s text:c="3"/>return 0;</text:p>
      <text:p text:style-name="P7"><text:tab/> <text:s/>} </text:p>
      <text:p text:style-name="P7"/>
      <text:p text:style-name="P8">112)<text:tab/>main()</text:p>
      <text:p text:style-name="P8"><text:tab/>{</text:p>
      <text:p text:style-name="P8"><text:tab/>char str[]="Clock";</text:p>
      <text:p text:style-name="P8"><text:tab/>printf("%.3s\n",str);</text:p>
      <text:p text:style-name="P8"><text:tab/>}</text:p>
      <text:p text:style-name="P8"/>
      <text:p text:style-name="P8">113)<text:tab/>main()</text:p>
      <text:p text:style-name="P8"><text:tab/>{</text:p>
      <text:p text:style-name="P8"><text:tab/>char str[]="sklin<text:span text:style-name="T3">u</text:span>x";</text:p>
      <text:p text:style-name="P8"><text:tab/>printf("%1.3s\n",str);</text:p>
      <text:p text:style-name="P8"><text:tab/>}</text:p>
      <text:p text:style-name="P8"/>
      <text:p text:style-name="P8">114)<text:tab/>main()</text:p>
      <text:p text:style-name="P8"><text:tab/>{</text:p>
      <text:p text:style-name="P8"><text:tab/>char str[]="sklin<text:span text:style-name="T3">u</text:span>xchennai";</text:p>
      <text:p text:style-name="P8"><text:tab/>printf("%7.2s\n",str);</text:p>
      <text:p text:style-name="P8"><text:tab/>}</text:p>
      <text:p text:style-name="P8"/>
      <text:p text:style-name="P8">115)<text:tab/>main()</text:p>
      <text:p text:style-name="P8"><text:tab/>{</text:p>
      <text:p text:style-name="P8"><text:tab/>char str[]="skli<text:span text:style-name="T3">nu</text:span>x<text:span text:style-name="T3">banglore</text:span>";</text:p>
      <text:p text:style-name="P8"><text:tab/>printf("%0.2s\n",str);</text:p>
      <text:p text:style-name="P8"><text:tab/>}</text:p>
      <text:p text:style-name="P8"><text:soft-page-break/></text:p>
      <text:p text:style-name="P8">116)<text:tab/>main()</text:p>
      <text:p text:style-name="P8"><text:tab/>{</text:p>
      <text:p text:style-name="P8"><text:tab/>char x[]="hi";</text:p>
      <text:p text:style-name="P8"><text:tab/>char y[]="hello"; <text:s text:c="31"/></text:p>
      <text:p text:style-name="P8"><text:tab/>printf("%s",x+y);</text:p>
      <text:p text:style-name="P8"><text:tab/>}</text:p>
      <text:p text:style-name="P8"/>
      <text:p text:style-name="P8">117)<text:tab/>main()</text:p>
      <text:p text:style-name="P8"><text:tab/>{</text:p>
      <text:p text:style-name="P8"><text:tab/> char sport[]="cricket";</text:p>
      <text:p text:style-name="P8"><text:tab/> int x=1,y;</text:p>
      <text:p text:style-name="P8"><text:tab/> y=x++ + ++x;</text:p>
      <text:p text:style-name="P8"><text:tab/> printf("%c",sport[++y]);</text:p>
      <text:p text:style-name="P8"><text:tab/>}</text:p>
      <text:p text:style-name="P8"/>
      <text:p text:style-name="P8">118)<text:tab/>main()</text:p>
      <text:p text:style-name="P8"><text:tab/>{</text:p>
      <text:p text:style-name="P8"><text:tab/>char p[]="star",q[10];</text:p>
      <text:p text:style-name="P8"><text:tab/>strcpy(q,p);</text:p>
      <text:p text:style-name="P8"><text:tab/>printf("%s,%s","ashok",q);</text:p>
      <text:p text:style-name="P8"><text:tab/>}</text:p>
      <text:p text:style-name="P8"/>
      <text:p text:style-name="P8">119)<text:tab/>main(){</text:p>
      <text:p text:style-name="P8"><text:tab/>char name[]="India";</text:p>
      <text:p text:style-name="P8"><text:tab/>int i;</text:p>
      <text:p text:style-name="P8"><text:tab/>for(i=0;i&lt;strlen(name);i+=2){</text:p>
      <text:p text:style-name="P8"><text:tab/>printf("%c",name[i]);</text:p>
      <text:p text:style-name="P8"><text:tab/>}</text:p>
      <text:p text:style-name="P8"><text:tab/>}</text:p>
      <text:p text:style-name="P8"/>
      <text:p text:style-name="P8">120)<text:tab/>main()</text:p>
      <text:p text:style-name="P8"><text:tab/>{</text:p>
      <text:p text:style-name="P8"><text:tab/>char str[]="C For Swimmers";</text:p>
      <text:p text:style-name="P8"><text:tab/> printf("%.5s\n",str); </text:p>
      <text:p text:style-name="P8"><text:tab/>} </text:p>
      <text:p text:style-name="P8"/>
      <text:p text:style-name="P8">121)<text:tab/>main()</text:p>
      <text:p text:style-name="P8"><text:tab/>{</text:p>
      <text:p text:style-name="P8"><text:tab/>char line[80]="Dear Friends"; </text:p>
      <text:p text:style-name="P8"><text:tab/>printf("%1.2s",line); </text:p>
      <text:p text:style-name="P8"><text:tab/>}</text:p>
      <text:p text:style-name="P8"/>
      <text:p text:style-name="P8">122)<text:tab/>main()</text:p>
      <text:p text:style-name="P8"><text:tab/>{</text:p>
      <text:p text:style-name="P8"><text:tab/>char *str="NULL"; </text:p>
      <text:p text:style-name="P8"><text:tab/>strcpy(str,"Cquestionbank");</text:p>
      <text:p text:style-name="P8"><text:tab/> printf("%s",str); </text:p>
      <text:p text:style-name="P8"><text:tab/>}</text:p>
      <text:p text:style-name="P8"><text:soft-page-break/></text:p>
      <text:p text:style-name="P8">123)<text:tab/>main()</text:p>
      <text:p text:style-name="P8"><text:tab/>{</text:p>
      <text:p text:style-name="P8"><text:tab/> char a[]="India";</text:p>
      <text:p text:style-name="P8"><text:tab/> char *p="BITS";</text:p>
      <text:p text:style-name="P8"><text:tab/> a="BITS";</text:p>
      <text:p text:style-name="P8"><text:tab/> p="India";</text:p>
      <text:p text:style-name="P8"><text:tab/> printf("%s %s",a,p);</text:p>
      <text:p text:style-name="P8"><text:tab/> }</text:p>
      <text:p text:style-name="P8"/>
      <text:p text:style-name="P8">124)<text:tab/>main()</text:p>
      <text:p text:style-name="P8"><text:tab/> {</text:p>
      <text:p text:style-name="P8"><text:tab/> char *x="HELLO";</text:p>
      <text:p text:style-name="P8"><text:tab/> x+=3; </text:p>
      <text:p text:style-name="P8"><text:tab/>printf("%s",x);</text:p>
      <text:p text:style-name="P8"><text:tab/> }</text:p>
      <text:p text:style-name="P8"/>
      <text:p text:style-name="P8">125)<text:tab/>int main()</text:p>
      <text:p text:style-name="P8"><text:tab/>{</text:p>
      <text:p text:style-name="P8"><text:tab/> <text:s text:c="3"/>int i;</text:p>
      <text:p text:style-name="P8"><text:tab/> <text:s text:c="3"/>char str[]="Borntowin";</text:p>
      <text:p text:style-name="P8"><text:tab/> <text:s text:c="3"/>for(i=0;str[i]!='\0';i++)</text:p>
      <text:p text:style-name="P8"><text:tab/> <text:s text:c="3"/>{</text:p>
      <text:p text:style-name="P8"><text:tab/><text:tab/>break;</text:p>
      <text:p text:style-name="P8"><text:tab/><text:tab/>putchar(str[i]); </text:p>
      <text:p text:style-name="P8"><text:tab/><text:tab/>putchar('*');</text:p>
      <text:p text:style-name="P8"><text:tab/> <text:s text:c="3"/>}</text:p>
      <text:p text:style-name="P8"><text:tab/> <text:s text:c="3"/>printf("break\n");</text:p>
      <text:p text:style-name="P8"><text:tab/><text:tab/>return 0;</text:p>
      <text:p text:style-name="P8"><text:tab/>}</text:p>
      <text:p text:style-name="P8"/>
      <text:p text:style-name="P8">126)<text:tab/>int main()</text:p>
      <text:p text:style-name="P8"><text:tab/>{</text:p>
      <text:p text:style-name="P8"><text:tab/> <text:s text:c="3"/>int i;</text:p>
      <text:p text:style-name="P8"><text:tab/> <text:s text:c="3"/>char str[]="Borntowin";</text:p>
      <text:p text:style-name="P8"><text:tab/> <text:s text:c="3"/>printf("break\n");</text:p>
      <text:p text:style-name="P8"><text:tab/> <text:s text:c="3"/>for(i=0;str[i]!='\0';i++)</text:p>
      <text:p text:style-name="P8"><text:tab/> <text:s text:c="3"/>{</text:p>
      <text:p text:style-name="P8"><text:tab/><text:tab/>return;</text:p>
      <text:p text:style-name="P8"><text:tab/><text:tab/>break;</text:p>
      <text:p text:style-name="P8"><text:tab/><text:tab/>putchar(str[i]); </text:p>
      <text:p text:style-name="P8"><text:tab/><text:tab/>putchar('*');</text:p>
      <text:p text:style-name="P8"><text:tab/> <text:s text:c="3"/>}</text:p>
      <text:p text:style-name="P8"><text:tab/> <text:s text:c="3"/></text:p>
      <text:p text:style-name="P8"><text:tab/>}</text:p>
      <text:p text:style-name="P8"/>
      <text:p text:style-name="P8"/>
      <text:p text:style-name="P8"/>
      <text:p text:style-name="P8"/>
      <text:p text:style-name="P8"><text:soft-page-break/>127)<text:tab/>int main()</text:p>
      <text:p text:style-name="P8"><text:tab/>{</text:p>
      <text:p text:style-name="P8"><text:tab/> <text:s text:c="3"/>int i;</text:p>
      <text:p text:style-name="P8"><text:tab/> <text:s text:c="3"/>char str[]="Borntowin";</text:p>
      <text:p text:style-name="P8"><text:tab/> <text:s text:c="3"/>for(i=0;str[i]!='\0';i++)</text:p>
      <text:p text:style-name="P8"><text:tab/> <text:s text:c="3"/>{</text:p>
      <text:p text:style-name="P8"><text:tab/><text:tab/>continue;</text:p>
      <text:p text:style-name="P8"><text:tab/><text:tab/>putchar(str[i]); </text:p>
      <text:p text:style-name="P8"><text:tab/><text:tab/>putchar('*');</text:p>
      <text:p text:style-name="P8"><text:tab/> <text:s text:c="3"/>}</text:p>
      <text:p text:style-name="P8"><text:tab/> <text:s text:c="3"/>printf("break");</text:p>
      <text:p text:style-name="P8"><text:tab/> <text:s text:c="3"/></text:p>
      <text:p text:style-name="P8"><text:tab/>}</text:p>
      <text:p text:style-name="P8"/>
      <text:p text:style-name="P8">128)<text:tab/>int main()</text:p>
      <text:p text:style-name="P8"><text:tab/>{</text:p>
      <text:p text:style-name="P8"><text:tab/> <text:s text:c="3"/>int i;</text:p>
      <text:p text:style-name="P8"><text:tab/> <text:s text:c="3"/>char str[]="Borntowin";</text:p>
      <text:p text:style-name="P8"><text:tab/> <text:s text:c="3"/>printf("exit");</text:p>
      <text:p text:style-name="P8"><text:tab/> <text:s text:c="3"/>for(i=0;str[i]!='\0';i++)</text:p>
      <text:p text:style-name="P8"><text:tab/> <text:s text:c="3"/>{</text:p>
      <text:p text:style-name="P8"><text:tab/><text:tab/>exit(0);</text:p>
      <text:p text:style-name="P8"><text:tab/><text:tab/>putchar(str[i]); </text:p>
      <text:p text:style-name="P8"><text:tab/><text:tab/>putchar('*');</text:p>
      <text:p text:style-name="P8"><text:tab/> <text:s text:c="3"/>}</text:p>
      <text:p text:style-name="P8"><text:tab/> <text:s text:c="3"/></text:p>
      <text:p text:style-name="P8"><text:tab/>}</text:p>
      <text:p text:style-name="P8"/>
      <text:p text:style-name="P8">129)<text:tab/>int main()</text:p>
      <text:p text:style-name="P8"><text:tab/>{</text:p>
      <text:p text:style-name="P8"><text:tab/> <text:s text:c="3"/>int i;</text:p>
      <text:p text:style-name="P8"><text:tab/> <text:s text:c="3"/>char str[]="Borntowin";</text:p>
      <text:p text:style-name="P8"><text:tab/> <text:s text:c="3"/>printf("exit");</text:p>
      <text:p text:style-name="P8"><text:tab/> <text:s text:c="3"/>for(i=0;str[i]!='\0';++i++)</text:p>
      <text:p text:style-name="P8"><text:tab/> <text:s text:c="3"/>{</text:p>
      <text:p text:style-name="P8"><text:tab/><text:tab/>exit(0);</text:p>
      <text:p text:style-name="P8"><text:tab/><text:tab/>putchar(str[i]); </text:p>
      <text:p text:style-name="P8"><text:tab/><text:tab/>putchar('*');</text:p>
      <text:p text:style-name="P8"><text:tab/> <text:s text:c="3"/>}</text:p>
      <text:p text:style-name="P8"><text:tab/> <text:s text:c="3"/></text:p>
      <text:p text:style-name="P8"><text:tab/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130)<text:tab/>int main()</text:p>
      <text:p text:style-name="P9"><text:tab/>{</text:p>
      <text:p text:style-name="P9"><text:tab/> <text:s text:c="3"/>int i;</text:p>
      <text:p text:style-name="P9"><text:tab/> <text:s text:c="3"/>char str[]="Borntowin";</text:p>
      <text:p text:style-name="P9"><text:tab/> <text:s text:c="3"/>printf("exit");</text:p>
      <text:p text:style-name="P9"><text:tab/> <text:s text:c="3"/>while(1)</text:p>
      <text:p text:style-name="P9"><text:tab/> <text:s text:c="3"/>{</text:p>
      <text:p text:style-name="P9"><text:tab/><text:tab/>exit(0);</text:p>
      <text:p text:style-name="P9"><text:tab/><text:tab/>putchar(str[i]); </text:p>
      <text:p text:style-name="P9"><text:tab/><text:tab/>putchar('*');</text:p>
      <text:p text:style-name="P9"><text:tab/> <text:s text:c="3"/>}</text:p>
      <text:p text:style-name="P9"><text:tab/> <text:s text:c="3"/></text:p>
      <text:p text:style-name="P9"><text:tab/>}</text:p>
      <text:p text:style-name="P9"/>
      <text:p text:style-name="P10">131)<text:tab/>int main()</text:p>
      <text:p text:style-name="P10"><text:tab/>{</text:p>
      <text:p text:style-name="P10"><text:tab/> <text:s text:c="3"/>int i;</text:p>
      <text:p text:style-name="P10"><text:tab/> <text:s text:c="3"/>char str[]="Borntowin";</text:p>
      <text:p text:style-name="P10"><text:tab/> <text:s text:c="3"/>while(!1)</text:p>
      <text:p text:style-name="P10"><text:tab/> <text:s text:c="3"/>{</text:p>
      <text:p text:style-name="P10"><text:tab/> <text:s text:c="3"/>printf("exit");</text:p>
      <text:p text:style-name="P10"><text:tab/><text:tab/>exit(0);</text:p>
      <text:p text:style-name="P10"><text:tab/><text:tab/>putchar(str[i]); </text:p>
      <text:p text:style-name="P10"><text:tab/><text:tab/>putchar('*');</text:p>
      <text:p text:style-name="P10"><text:tab/> <text:s text:c="3"/>}</text:p>
      <text:p text:style-name="P10"><text:tab/> <text:s text:c="2"/>printf("*");</text:p>
      <text:p text:style-name="P10"><text:tab/> <text:s text:c="3"/></text:p>
      <text:p text:style-name="P10"><text:tab/>}</text:p>
      <text:p text:style-name="P10"/>
      <text:p text:style-name="P10">132)<text:tab/>int main()</text:p>
      <text:p text:style-name="P10"><text:tab/>{</text:p>
      <text:p text:style-name="P10"><text:tab/> <text:s text:c="3"/>int i;</text:p>
      <text:p text:style-name="P10"><text:tab/> <text:s text:c="3"/>char str[]="Borntowin";</text:p>
      <text:p text:style-name="P10"><text:tab/> <text:s text:c="2"/>printf("*");</text:p>
      <text:p text:style-name="P10"><text:tab/> <text:s text:c="2"/>return;</text:p>
      <text:p text:style-name="P10"><text:tab/> <text:s text:c="3"/>while(!!1)</text:p>
      <text:p text:style-name="P10"><text:tab/> <text:s text:c="3"/>{</text:p>
      <text:p text:style-name="P10"><text:tab/> <text:s text:c="4"/>printf("exit");</text:p>
      <text:p text:style-name="P10"><text:tab/><text:tab/>putchar(str[i]); </text:p>
      <text:p text:style-name="P10"><text:tab/><text:tab/>putchar('*');</text:p>
      <text:p text:style-name="P10"><text:tab/> <text:s text:c="3"/>}</text:p>
      <text:p text:style-name="P10"><text:tab/> <text:s text:c="3"/></text:p>
      <text:p text:style-name="P10"><text:tab/>}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33)<text:tab/>int main()</text:p>
      <text:p text:style-name="P10"><text:tab/>{</text:p>
      <text:p text:style-name="P10"><text:tab/> <text:s text:c="3"/>int i;</text:p>
      <text:p text:style-name="P10"><text:tab/> <text:s text:c="3"/>char str[]="Borntowin";</text:p>
      <text:p text:style-name="P10"><text:tab/> <text:s text:c="2"/>if(str)</text:p>
      <text:p text:style-name="P10"><text:tab/> <text:s text:c="3"/>{</text:p>
      <text:p text:style-name="P10"><text:tab/><text:tab/>putchar(str[i]); </text:p>
      <text:p text:style-name="P10"><text:tab/><text:tab/>putchar('*');</text:p>
      <text:p text:style-name="P10"><text:tab/> <text:s text:c="3"/>}</text:p>
      <text:p text:style-name="P10"><text:tab/> <text:s text:c="3"/></text:p>
      <text:p text:style-name="P10"><text:tab/>}</text:p>
      <text:p text:style-name="P10"/>
      <text:p text:style-name="P10">134)<text:tab/>int main()</text:p>
      <text:p text:style-name="P10"><text:tab/>{</text:p>
      <text:p text:style-name="P10"><text:tab/> <text:s text:c="3"/>int i=0;</text:p>
      <text:p text:style-name="P10"><text:tab/> <text:s text:c="3"/>char str[]="Borntowin";</text:p>
      <text:p text:style-name="P10"><text:tab/> <text:s text:c="2"/>if(str)</text:p>
      <text:p text:style-name="P10"><text:tab/> <text:s text:c="3"/>{</text:p>
      <text:p text:style-name="P10"><text:tab/><text:tab/>putchar(str[i]); </text:p>
      <text:p text:style-name="P10"><text:tab/><text:tab/>putchar('*');</text:p>
      <text:p text:style-name="P10"><text:tab/> <text:s text:c="3"/>}</text:p>
      <text:p text:style-name="P10"><text:tab/> <text:s text:c="3"/></text:p>
      <text:p text:style-name="P10"><text:tab/>}</text:p>
      <text:p text:style-name="P10"/>
      <text:p text:style-name="P10">135)<text:tab/>int main()</text:p>
      <text:p text:style-name="P10"><text:tab/>{</text:p>
      <text:p text:style-name="P10"><text:tab/> <text:s text:c="3"/>int i=0;</text:p>
      <text:p text:style-name="P10"><text:tab/> <text:s text:c="3"/>char str[]="Borntowin";</text:p>
      <text:p text:style-name="P10"><text:tab/> <text:s text:c="2"/>while(str[i])</text:p>
      <text:p text:style-name="P10"><text:tab/> <text:s text:c="3"/>{</text:p>
      <text:p text:style-name="P10"><text:tab/><text:tab/>putchar(str[i++]); </text:p>
      <text:p text:style-name="P10"><text:tab/><text:tab/>i=0;</text:p>
      <text:p text:style-name="P10"><text:tab/> <text:s text:c="3"/>}</text:p>
      <text:p text:style-name="P10"><text:tab/> <text:s text:c="3"/></text:p>
      <text:p text:style-name="P10"><text:tab/>}</text:p>
      <text:p text:style-name="P10"/>
      <text:p text:style-name="P10">136)<text:tab/>int main()</text:p>
      <text:p text:style-name="P10"><text:tab/>{</text:p>
      <text:p text:style-name="P10"><text:tab/> <text:s text:c="3"/>int i=0;</text:p>
      <text:p text:style-name="P10"><text:tab/> <text:s text:c="3"/>char str[]="Borntowin";</text:p>
      <text:p text:style-name="P10"><text:tab/> <text:s text:c="2"/>while(str[i])</text:p>
      <text:p text:style-name="P10"><text:tab/> <text:s text:c="3"/>{</text:p>
      <text:p text:style-name="P10"><text:tab/><text:tab/>putchar(str[i++]); </text:p>
      <text:p text:style-name="P10"><text:tab/><text:tab/>i++;</text:p>
      <text:p text:style-name="P10"><text:tab/> <text:s text:c="3"/>}</text:p>
      <text:p text:style-name="P10"><text:tab/> <text:s text:c="3"/></text:p>
      <text:p text:style-name="P10"><text:tab/>}</text:p>
      <text:p text:style-name="P10"/>
      <text:p text:style-name="P10"/>
      <text:p text:style-name="P10"><text:soft-page-break/>137)<text:tab/>int main()</text:p>
      <text:p text:style-name="P10"><text:tab/>{</text:p>
      <text:p text:style-name="P10"><text:tab/> <text:s text:c="3"/>int i=0;</text:p>
      <text:p text:style-name="P10"><text:tab/> <text:s text:c="3"/>char str[]="Borntowin";</text:p>
      <text:p text:style-name="P10"><text:tab/> <text:s text:c="2"/>while(str[i])</text:p>
      <text:p text:style-name="P10"><text:tab/> <text:s text:c="3"/>{</text:p>
      <text:p text:style-name="P10"><text:tab/><text:tab/>putchar(str[++i]); </text:p>
      <text:p text:style-name="P10"><text:tab/><text:tab/>++i;</text:p>
      <text:p text:style-name="P10"><text:tab/> <text:s text:c="3"/>}</text:p>
      <text:p text:style-name="P10"><text:tab/> <text:s text:c="3"/></text:p>
      <text:p text:style-name="P10"><text:tab/>}</text:p>
      <text:p text:style-name="P10"/>
      <text:p text:style-name="P10">138)<text:tab/>int main()</text:p>
      <text:p text:style-name="P10"><text:tab/>{</text:p>
      <text:p text:style-name="P10"><text:tab/> <text:s text:c="3"/>int i=0;</text:p>
      <text:p text:style-name="P10"><text:tab/> <text:s text:c="3"/>char str[]="Borntowin";</text:p>
      <text:p text:style-name="P10"><text:tab/> <text:s text:c="2"/>do</text:p>
      <text:p text:style-name="P10"><text:tab/> <text:s text:c="3"/>{</text:p>
      <text:p text:style-name="P10"><text:tab/><text:tab/>putchar("%c",k); </text:p>
      <text:p text:style-name="P10"><text:tab/><text:tab/>++i;</text:p>
      <text:p text:style-name="P10"><text:tab/> <text:s text:c="3"/>}while(str[i]);</text:p>
      <text:p text:style-name="P10"><text:tab/> <text:s text:c="3"/></text:p>
      <text:p text:style-name="P10"><text:tab/>}</text:p>
      <text:p text:style-name="P10"/>
      <text:p text:style-name="P10">139)<text:tab/>int main()</text:p>
      <text:p text:style-name="P10"><text:tab/>{</text:p>
      <text:p text:style-name="P10"><text:tab/> <text:s text:c="3"/>int i=0,k='a';</text:p>
      <text:p text:style-name="P10"><text:tab/> <text:s text:c="3"/>char str[]="Borntowin";</text:p>
      <text:p text:style-name="P10"><text:tab/> <text:s text:c="2"/>do</text:p>
      <text:p text:style-name="P10"><text:tab/> <text:s text:c="3"/>{</text:p>
      <text:p text:style-name="P10"><text:tab/><text:tab/>putchar('k'); </text:p>
      <text:p text:style-name="P10"><text:tab/><text:tab/>++i;</text:p>
      <text:p text:style-name="P10"><text:tab/> <text:s text:c="3"/>}while(str[++i]);</text:p>
      <text:p text:style-name="P10"><text:tab/> <text:s text:c="3"/></text:p>
      <text:p text:style-name="P10"><text:tab/>}</text:p>
      <text:p text:style-name="P10"/>
      <text:p text:style-name="P10">140)<text:tab/>int main()</text:p>
      <text:p text:style-name="P10"><text:tab/>{</text:p>
      <text:p text:style-name="P10"><text:tab/> <text:s text:c="3"/>int i=0,k='a';</text:p>
      <text:p text:style-name="P10"><text:tab/> <text:s text:c="3"/>char str[]="Borntowin";</text:p>
      <text:p text:style-name="P10"><text:tab/> <text:s text:c="2"/>do</text:p>
      <text:p text:style-name="P10"><text:tab/> <text:s text:c="3"/>{</text:p>
      <text:p text:style-name="P10"><text:tab/><text:tab/>putchar('k');</text:p>
      <text:p text:style-name="P10"><text:tab/><text:tab/>break; </text:p>
      <text:p text:style-name="P10"><text:tab/><text:tab/>++i;</text:p>
      <text:p text:style-name="P10"><text:tab/> <text:s text:c="3"/>}while(str[++i]);</text:p>
      <text:p text:style-name="P10"><text:tab/> <text:s text:c="3"/></text:p>
      <text:p text:style-name="P10"><text:tab/>}</text:p>
      <text:p text:style-name="P10"/>
      <text:p text:style-name="P10"><text:soft-page-break/>141)<text:tab/>int main()</text:p>
      <text:p text:style-name="P10"><text:tab/>{</text:p>
      <text:p text:style-name="P10"><text:tab/> <text:s text:c="3"/>int i=0,k='a';</text:p>
      <text:p text:style-name="P10"><text:tab/> <text:s text:c="3"/>char str[]="Borntowin";</text:p>
      <text:p text:style-name="P10"><text:tab/> <text:s text:c="2"/>do</text:p>
      <text:p text:style-name="P10"><text:tab/> <text:s text:c="3"/>{</text:p>
      <text:p text:style-name="P10"><text:tab/><text:tab/>putchar('k');</text:p>
      <text:p text:style-name="P10"><text:tab/><text:tab/>break; </text:p>
      <text:p text:style-name="P10"><text:tab/><text:tab/>++i;</text:p>
      <text:p text:style-name="P10"><text:tab/> <text:s text:c="3"/>}while(i&amp;&amp;k);</text:p>
      <text:p text:style-name="P10"><text:tab/> <text:s text:c="3"/></text:p>
      <text:p text:style-name="P10"><text:tab/>}</text:p>
      <text:p text:style-name="P10"/>
      <text:p text:style-name="P10">142)<text:tab/>int main()</text:p>
      <text:p text:style-name="P10"><text:tab/>{</text:p>
      <text:p text:style-name="P10"><text:tab/> <text:s text:c="3"/>int i=0,k='a';</text:p>
      <text:p text:style-name="P10"><text:tab/> <text:s text:c="3"/>char str[]="Borntowin";</text:p>
      <text:p text:style-name="P10"><text:tab/> <text:s text:c="2"/>do</text:p>
      <text:p text:style-name="P10"><text:tab/> <text:s text:c="3"/>{</text:p>
      <text:p text:style-name="P10"><text:tab/><text:tab/>putchar('k');</text:p>
      <text:p text:style-name="P10"><text:tab/><text:tab/>++i;</text:p>
      <text:p text:style-name="P10"><text:tab/> <text:s text:c="3"/>}while(i&amp;&amp;k!=0);</text:p>
      <text:p text:style-name="P10"><text:tab/> <text:s text:c="3"/></text:p>
      <text:p text:style-name="P10"><text:tab/>}</text:p>
      <text:p text:style-name="P10"/>
      <text:p text:style-name="P10">143)<text:tab/>int main()</text:p>
      <text:p text:style-name="P10"><text:tab/>{</text:p>
      <text:p text:style-name="P10"><text:tab/> <text:s text:c="3"/>int i=0,k='k';</text:p>
      <text:p text:style-name="P10"><text:tab/> <text:s text:c="3"/>char str[]="ashoke";</text:p>
      <text:p text:style-name="P10"><text:tab/> <text:s text:c="2"/>do</text:p>
      <text:p text:style-name="P10"><text:tab/> <text:s text:c="3"/>{</text:p>
      <text:p text:style-name="P10"><text:tab/><text:tab/>putchar('e');</text:p>
      <text:p text:style-name="P10"><text:tab/><text:tab/>putchar('v');</text:p>
      <text:p text:style-name="P10"><text:tab/> <text:s text:c="3"/>}while(str[i++]=='e');</text:p>
      <text:p text:style-name="P10"><text:tab/> <text:s text:c="3"/></text:p>
      <text:p text:style-name="P10"><text:tab/>}</text:p>
      <text:p text:style-name="P10"/>
      <text:p text:style-name="P10">144)<text:tab/>int main()</text:p>
      <text:p text:style-name="P10"><text:tab/>{</text:p>
      <text:p text:style-name="P10"><text:tab/> <text:s text:c="3"/>int i=0,k='l';</text:p>
      <text:p text:style-name="P10"><text:tab/> <text:s text:c="3"/>char str[]="vectorindia";</text:p>
      <text:p text:style-name="P10"><text:tab/> <text:s text:c="2"/>do</text:p>
      <text:p text:style-name="P10"><text:tab/> <text:s text:c="3"/>{</text:p>
      <text:p text:style-name="P10"><text:tab/> <text:s text:c="3"/>printf("unconditional");</text:p>
      <text:p text:style-name="P10"><text:tab/> <text:s text:c="3"/>}while(0);</text:p>
      <text:p text:style-name="P10"><text:tab/> <text:s text:c="3"/></text:p>
      <text:p text:style-name="P10"><text:tab/>}</text:p>
      <text:p text:style-name="P10"/>
      <text:p text:style-name="P10"/>
      <text:p text:style-name="P10"><text:soft-page-break/>145)<text:tab/>int main()</text:p>
      <text:p text:style-name="P10"><text:tab/>{</text:p>
      <text:p text:style-name="P10"><text:tab/> <text:s text:c="3"/>char str[]="res=%d";</text:p>
      <text:p text:style-name="P10"><text:tab/> <text:s text:c="3"/>int a='7';</text:p>
      <text:p text:style-name="P10"><text:tab/> <text:s text:c="3"/>int b='8';</text:p>
      <text:p text:style-name="P10"><text:tab/> <text:s text:c="3"/>str[11]='c';</text:p>
      <text:p text:style-name="P10"><text:tab/> <text:s text:c="3"/>printf(str,b);</text:p>
      <text:p text:style-name="P10"><text:tab/> <text:s text:c="3"/>return 0;</text:p>
      <text:p text:style-name="P10"><text:tab/>}</text:p>
      <text:p text:style-name="P10"/>
      <text:p text:style-name="P10">146)<text:tab/>int main()</text:p>
      <text:p text:style-name="P10"><text:tab/>{</text:p>
      <text:p text:style-name="P10"><text:tab/> <text:s text:c="3"/>char str[]="res=%d";</text:p>
      <text:p text:style-name="P10"><text:tab/> <text:s text:c="3"/>int a='7';</text:p>
      <text:p text:style-name="P10"><text:tab/> <text:s text:c="3"/>int b='8';</text:p>
      <text:p text:style-name="P10"><text:tab/> <text:s text:c="3"/>str[11]='c';</text:p>
      <text:p text:style-name="P10"><text:tab/> <text:s text:c="3"/>printf(str,b*a);</text:p>
      <text:p text:style-name="P10"><text:tab/> <text:s text:c="3"/>return 0;</text:p>
      <text:p text:style-name="P10"><text:tab/>}</text:p>
      <text:p text:style-name="P10"/>
      <text:p text:style-name="P10">147)<text:tab/>int main()</text:p>
      <text:p text:style-name="P10"><text:tab/>{</text:p>
      <text:p text:style-name="P10"><text:tab/> <text:s text:c="3"/>char str[]="res=%d";</text:p>
      <text:p text:style-name="P10"><text:tab/> <text:s text:c="3"/>int a='7';</text:p>
      <text:p text:style-name="P10"><text:tab/> <text:s text:c="3"/>int b='8';</text:p>
      <text:p text:style-name="P10"><text:tab/> <text:s text:c="3"/>str[11]='c';</text:p>
      <text:p text:style-name="P10"><text:tab/> <text:s text:c="3"/>printf(str,b%a);</text:p>
      <text:p text:style-name="P10"><text:tab/> <text:s text:c="3"/>return 0;</text:p>
      <text:p text:style-name="P10"><text:tab/>}</text:p>
      <text:p text:style-name="P10"/>
      <text:p text:style-name="P10">148)<text:tab/>int main()</text:p>
      <text:p text:style-name="P10"><text:tab/>{</text:p>
      <text:p text:style-name="P10"><text:tab/> <text:s text:c="3"/>char str[]="res=%d";</text:p>
      <text:p text:style-name="P10"><text:tab/> <text:s text:c="3"/>int a='7';</text:p>
      <text:p text:style-name="P10"><text:tab/> <text:s text:c="3"/>int b='8';</text:p>
      <text:p text:style-name="P10"><text:tab/> <text:s text:c="3"/>str[11]='c';</text:p>
      <text:p text:style-name="P10"><text:tab/> <text:s text:c="3"/>printf(str,b/a);</text:p>
      <text:p text:style-name="P10"><text:tab/> <text:s text:c="3"/>return 0;</text:p>
      <text:p text:style-name="P10"><text:tab/>}</text:p>
      <text:p text:style-name="P10"/>
      <text:p text:style-name="P10">149)<text:tab/>int main()</text:p>
      <text:p text:style-name="P10"><text:tab/>{</text:p>
      <text:p text:style-name="P10"><text:tab/> <text:s text:c="3"/>char str[]="res=%d";</text:p>
      <text:p text:style-name="P10"><text:tab/> <text:s text:c="3"/>int a='7';</text:p>
      <text:p text:style-name="P10"><text:tab/> <text:s text:c="3"/>int b='8';</text:p>
      <text:p text:style-name="P10"><text:tab/> <text:s text:c="3"/>str[11]='c';</text:p>
      <text:p text:style-name="P10"><text:tab/> <text:s text:c="3"/>printf(str,++b,++a);</text:p>
      <text:p text:style-name="P10"><text:tab/> <text:s text:c="3"/>return 0;</text:p>
      <text:p text:style-name="P10"><text:tab/>}</text:p>
      <text:p text:style-name="P10"><text:soft-page-break/></text:p>
      <text:p text:style-name="P10">150)<text:tab/>int main()</text:p>
      <text:p text:style-name="P10"><text:tab/>{</text:p>
      <text:p text:style-name="P10"><text:tab/> <text:s text:c="3"/>char str[]="res=%d";</text:p>
      <text:p text:style-name="P10"><text:tab/> <text:s text:c="3"/>int a='7';</text:p>
      <text:p text:style-name="P10"><text:tab/> <text:s text:c="3"/>int b='8';</text:p>
      <text:p text:style-name="P10"><text:tab/> <text:s text:c="3"/>str[11]='c';</text:p>
      <text:p text:style-name="P10"><text:tab/> <text:s text:c="3"/>if(0);</text:p>
      <text:p text:style-name="P10"><text:tab/> <text:s text:c="3"/>printf(str,++b,++a);</text:p>
      <text:p text:style-name="P10"><text:tab/> <text:s text:c="3"/>return 0;</text:p>
      <text:p text:style-name="P10"><text:tab/>}</text:p>
      <text:p text:style-name="P10"/>
      <text:p text:style-name="P10">151)<text:tab/>int main()</text:p>
      <text:p text:style-name="P10"><text:tab/>{</text:p>
      <text:p text:style-name="P10"><text:tab/> <text:s text:c="3"/>printf(1+"%d\n", strlen("ashok_vector"));</text:p>
      <text:p text:style-name="P10"><text:tab/> <text:s text:c="3"/>return 0;</text:p>
      <text:p text:style-name="P10"><text:tab/>}</text:p>
      <text:p text:style-name="P10"/>
      <text:p text:style-name="P10">152)<text:tab/>int main()</text:p>
      <text:p text:style-name="P10"><text:tab/>{</text:p>
      <text:p text:style-name="P10"><text:tab/> <text:s text:c="3"/>char str[10]="vectorindia";</text:p>
      <text:p text:style-name="P10"><text:tab/> <text:s text:c="3"/>if(str[11])</text:p>
      <text:p text:style-name="P10"><text:tab/> <text:s text:c="3"/>printf("%u\n"+01, strlen("ashokleyland"));</text:p>
      <text:p text:style-name="P10"><text:tab/> <text:s text:c="3"/>return 0;</text:p>
      <text:p text:style-name="P10"><text:tab/>}</text:p>
      <text:p text:style-name="P10"/>
      <text:p text:style-name="P10">153)<text:tab/>int main()</text:p>
      <text:p text:style-name="P10"><text:tab/>{</text:p>
      <text:p text:style-name="P10"><text:tab/> <text:s text:c="3"/>char str[10]="vectorindia"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printf("%c\n",abcd);</text:p>
      <text:p text:style-name="P10"><text:tab/> <text:s text:c="3"/>return 0;</text:p>
      <text:p text:style-name="P10"><text:tab/>}</text:p>
      <text:p text:style-name="P10"/>
      <text:p text:style-name="P10">154)<text:tab/>int main()</text:p>
      <text:p text:style-name="P10"><text:tab/>{</text:p>
      <text:p text:style-name="P10"><text:tab/> <text:s text:c="3"/>char str[10]="vectorindia"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break;</text:p>
      <text:p text:style-name="P10"><text:tab/> <text:s text:c="3"/>printf("%c\n",abcd);</text:p>
      <text:p text:style-name="P10"><text:tab/> <text:s text:c="3"/>return 0;</text:p>
      <text:p text:style-name="P10"><text:tab/>}</text:p>
      <text:p text:style-name="P10"/>
      <text:p text:style-name="P10"/>
      <text:p text:style-name="P10"/>
      <text:p text:style-name="P10"/>
      <text:p text:style-name="P10"/>
      <text:p text:style-name="P10"><text:soft-page-break/>155)<text:tab/>int main()</text:p>
      <text:p text:style-name="P10"><text:tab/>{</text:p>
      <text:p text:style-name="P10"><text:tab/> <text:s text:c="3"/>char str[10];</text:p>
      <text:p text:style-name="P10"><text:tab/> <text:s text:c="3"/>printf("char str[10]=","vectorindia")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return;</text:p>
      <text:p text:style-name="P10"><text:tab/> <text:s text:c="3"/>printf("%c\n","abcd");</text:p>
      <text:p text:style-name="P10"><text:tab/> <text:s text:c="3"/>return 0;</text:p>
      <text:p text:style-name="P10"><text:tab/>}</text:p>
      <text:p text:style-name="P10"/>
      <text:p text:style-name="P10">156)<text:tab/>int main()</text:p>
      <text:p text:style-name="P10"><text:tab/>{</text:p>
      <text:p text:style-name="P10"><text:tab/> <text:s text:c="3"/>char str[10];</text:p>
      <text:p text:style-name="P10"><text:tab/> <text:s text:c="3"/>abc:</text:p>
      <text:p text:style-name="P10"><text:tab/> <text:s text:c="3"/>printf("char str[10]=","vectorindia");</text:p>
      <text:p text:style-name="P10"><text:tab/> <text:s text:c="3"/>return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goto abc;</text:p>
      <text:p text:style-name="P10"><text:tab/> <text:s text:c="3"/>printf("%c\n","abcd");</text:p>
      <text:p text:style-name="P10"><text:tab/>}</text:p>
      <text:p text:style-name="P10"/>
      <text:p text:style-name="P10">157)<text:tab/>int main()</text:p>
      <text:p text:style-name="P10"><text:tab/>{</text:p>
      <text:p text:style-name="P10"><text:tab/> <text:s text:c="3"/>char str[10];</text:p>
      <text:p text:style-name="P10"><text:tab/> <text:s text:c="3"/>abc:</text:p>
      <text:p text:style-name="P10"><text:tab/> <text:s text:c="3"/>printf("char str[10]=","vectorindia");</text:p>
      <text:p text:style-name="P10"><text:tab/> <text:s text:c="3"/>return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goto abc;</text:p>
      <text:p text:style-name="P10"><text:tab/> <text:s text:c="3"/>printf("%c\n","abcd");</text:p>
      <text:p text:style-name="P10"><text:tab/>}</text:p>
      <text:p text:style-name="P10"/>
      <text:p text:style-name="P10">158)<text:tab/>int main()</text:p>
      <text:p text:style-name="P10"><text:tab/>{</text:p>
      <text:p text:style-name="P10"><text:tab/> <text:s text:c="3"/>char str[10];</text:p>
      <text:p text:style-name="P10"><text:tab/> <text:s text:c="3"/>abc:</text:p>
      <text:p text:style-name="P10"><text:tab/> <text:s text:c="3"/>printf("vector","char str[]");</text:p>
      <text:p text:style-name="P10"><text:tab/> <text:s text:c="3"/>exit(0)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goto abc;</text:p>
      <text:p text:style-name="P10"><text:tab/> <text:s text:c="3"/>printf("%c\n","abcd");</text:p>
      <text:p text:style-name="P10"><text:tab/>}</text:p>
      <text:p text:style-name="P10"/>
      <text:p text:style-name="P10"/>
      <text:p text:style-name="P10"/>
      <text:p text:style-name="P10"><text:soft-page-break/>159)<text:tab/>int main()</text:p>
      <text:p text:style-name="P10"><text:tab/>{</text:p>
      <text:p text:style-name="P10"><text:tab/> <text:s text:c="3"/>char str[10];</text:p>
      <text:p text:style-name="P10"><text:tab/> <text:s text:c="3"/>while(1);</text:p>
      <text:p text:style-name="P10"><text:tab/> <text:s text:c="3"/>abc:</text:p>
      <text:p text:style-name="P10"><text:tab/> <text:s text:c="3"/>printf("vector","char str[]");</text:p>
      <text:p text:style-name="P10"><text:tab/> <text:s text:c="3"/>exit(0)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goto abc;</text:p>
      <text:p text:style-name="P10"><text:tab/> <text:s text:c="3"/>printf("%c\n","abcd");</text:p>
      <text:p text:style-name="P10"><text:tab/>}</text:p>
      <text:p text:style-name="P10"/>
      <text:p text:style-name="P10">160)<text:tab/>int main()</text:p>
      <text:p text:style-name="P10"><text:tab/>{</text:p>
      <text:p text:style-name="P10"><text:tab/> <text:s text:c="3"/>char str[10];</text:p>
      <text:p text:style-name="P10"><text:tab/> <text:s text:c="3"/>while(1)</text:p>
      <text:p text:style-name="P10"><text:tab/> <text:s text:c="3"/>{</text:p>
      <text:p text:style-name="P10"><text:tab/> <text:s text:c="3"/>abc:</text:p>
      <text:p text:style-name="P10"><text:tab/> <text:s text:c="3"/>printf("vector","char str[]");</text:p>
      <text:p text:style-name="P10"><text:tab/> <text:s text:c="3"/>exit(0);</text:p>
      <text:p text:style-name="P10"><text:tab/> <text:s text:c="3"/>if(!str[11])</text:p>
      <text:p text:style-name="P10"><text:tab/> <text:s text:c="3"/>printf("%u\n"+01, strlen("ashokleyland"));</text:p>
      <text:p text:style-name="P10"><text:tab/> <text:s text:c="3"/>goto abc;</text:p>
      <text:p text:style-name="P10"><text:tab/> <text:s text:c="3"/>printf("%c\n","abcd");</text:p>
      <text:p text:style-name="P10"><text:tab/> <text:s text:c="3"/>}</text:p>
      <text:p text:style-name="P10"><text:tab/>}</text:p>
      <text:p text:style-name="P10"/>
      <text:p text:style-name="P11">161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abc:</text:p>
      <text:p text:style-name="P11"><text:tab/> <text:s text:c="3"/>printf("india","char str[]");</text:p>
      <text:p text:style-name="P11"><text:tab/> <text:s text:c="3"/>exit(0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goto abc;</text:p>
      <text:p text:style-name="P11"><text:tab/> <text:s text:c="3"/>printf("%c\n","abcd");</text:p>
      <text:p text:style-name="P11"><text:tab/> <text:s text:c="3"/>}while(1);</text:p>
      <text:p text:style-name="P11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62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abc:</text:p>
      <text:p text:style-name="P11"><text:tab/> <text:s text:c="3"/>printf("chennai\n","char str[]");</text:p>
      <text:p text:style-name="P11"><text:tab/> <text:s text:c="3"/>exit(0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goto abc;</text:p>
      <text:p text:style-name="P11"><text:tab/> <text:s text:c="3"/>printf("%c\n","abcd");</text:p>
      <text:p text:style-name="P11"><text:tab/> <text:s text:c="3"/>}while(!1);</text:p>
      <text:p text:style-name="P11"><text:tab/>}</text:p>
      <text:p text:style-name="P11"/>
      <text:p text:style-name="P11">163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abc: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goto abc;</text:p>
      <text:p text:style-name="P11"><text:tab/> <text:s text:c="3"/>printf("%c\n","abcd");</text:p>
      <text:p text:style-name="P11"><text:tab/> <text:s text:c="3"/>}while(!1||1);</text:p>
      <text:p text:style-name="P11"><text:tab/>}</text:p>
      <text:p text:style-name="P11"/>
      <text:p text:style-name="P11">164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goto abc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abc:</text:p>
      <text:p text:style-name="P11"><text:tab/> <text:s text:c="3"/>printf("%s\n","s");</text:p>
      <text:p text:style-name="P11"><text:tab/> <text:s text:c="3"/>}while(!1||1&amp;&amp;0);</text:p>
      <text:p text:style-name="P11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65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goto abc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}while(!1||1&amp;&amp;0);</text:p>
      <text:p text:style-name="P11"><text:tab/> <text:s text:c="3"/>abc:</text:p>
      <text:p text:style-name="P11"><text:tab/> <text:s text:c="3"/>printf("%s\n","success");</text:p>
      <text:p text:style-name="P11"><text:tab/>}</text:p>
      <text:p text:style-name="P11"/>
      <text:p text:style-name="P11">166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printf("hi");</text:p>
      <text:p text:style-name="P11"><text:tab/> <text:s text:c="3"/>goto abc;</text:p>
      <text:p text:style-name="P11"><text:tab/> <text:s text:c="3"/>return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}while(!1||1&amp;&amp;0);</text:p>
      <text:p text:style-name="P11"><text:tab/> <text:s text:c="3"/>abc:</text:p>
      <text:p text:style-name="P11"><text:tab/> <text:s text:c="3"/>printf("%s\n","success");</text:p>
      <text:p text:style-name="P11"><text:tab/>}</text:p>
      <text:p text:style-name="P11"/>
      <text:p text:style-name="P11">167)<text:tab/>int main()</text:p>
      <text:p text:style-name="P11"><text:tab/>{</text:p>
      <text:p text:style-name="P11"><text:tab/> <text:s text:c="3"/>char str[10];</text:p>
      <text:p text:style-name="P11"><text:tab/> <text:s text:c="3"/>do</text:p>
      <text:p text:style-name="P11"><text:tab/> <text:s text:c="3"/>{</text:p>
      <text:p text:style-name="P11"><text:tab/> <text:s text:c="3"/>printf("hi");</text:p>
      <text:p text:style-name="P11"><text:tab/> <text:s text:c="3"/>return;</text:p>
      <text:p text:style-name="P11"><text:tab/> <text:s text:c="3"/>goto abc;</text:p>
      <text:p text:style-name="P11"><text:tab/> <text:s text:c="3"/>return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}while(!1||1&amp;&amp;0);</text:p>
      <text:p text:style-name="P11"><text:tab/> <text:s text:c="3"/>abc:</text:p>
      <text:p text:style-name="P11"><text:tab/> <text:s text:c="3"/>printf("%s\n","success");</text:p>
      <text:p text:style-name="P11"><text:tab/>}</text:p>
      <text:p text:style-name="P11"/>
      <text:p text:style-name="P11"/>
      <text:p text:style-name="P11"/>
      <text:p text:style-name="P11"><text:soft-page-break/>168)<text:tab/>int main()</text:p>
      <text:p text:style-name="P11"><text:tab/>{</text:p>
      <text:p text:style-name="P11"><text:tab/> <text:s text:c="3"/>char str[10];</text:p>
      <text:p text:style-name="P11"><text:tab/> <text:s text:c="3"/>for(;;)</text:p>
      <text:p text:style-name="P11"><text:tab/> <text:s text:c="3"/>{</text:p>
      <text:p text:style-name="P11"><text:tab/> <text:s text:c="3"/>printf("hi");</text:p>
      <text:p text:style-name="P11"><text:tab/> <text:s text:c="3"/>return;</text:p>
      <text:p text:style-name="P11"><text:tab/> <text:s text:c="3"/>goto abc;</text:p>
      <text:p text:style-name="P11"><text:tab/> <text:s text:c="3"/>return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}while(!1||1&amp;&amp;0);</text:p>
      <text:p text:style-name="P11"><text:tab/> <text:s text:c="3"/>abc:</text:p>
      <text:p text:style-name="P11"><text:tab/> <text:s text:c="3"/>printf("%s\n","success");</text:p>
      <text:p text:style-name="P11"><text:tab/>}</text:p>
      <text:p text:style-name="P11"/>
      <text:p text:style-name="P11">169)<text:tab/>int main()</text:p>
      <text:p text:style-name="P11"><text:tab/>{</text:p>
      <text:p text:style-name="P11"><text:tab/> <text:s text:c="3"/>char str[10];</text:p>
      <text:p text:style-name="P11"><text:tab/> <text:s text:c="3"/>for(;;)</text:p>
      <text:p text:style-name="P11"><text:tab/> <text:s text:c="3"/>{</text:p>
      <text:p text:style-name="P11"><text:tab/> <text:s text:c="3"/>goto abc;</text:p>
      <text:p text:style-name="P11"><text:tab/> <text:s text:c="3"/>return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}while(!1||1&amp;&amp;0);</text:p>
      <text:p text:style-name="P11"><text:tab/> <text:s text:c="3"/>abc:</text:p>
      <text:p text:style-name="P11"><text:tab/> <text:s text:c="3"/>printf("%s\n","return");</text:p>
      <text:p text:style-name="P11"><text:tab/>}</text:p>
      <text:p text:style-name="P11"/>
      <text:p text:style-name="P11">170)<text:tab/>int main()</text:p>
      <text:p text:style-name="P11"><text:tab/>{</text:p>
      <text:p text:style-name="P11"><text:tab/> <text:s text:c="3"/>char str[10],i=0;</text:p>
      <text:p text:style-name="P11"><text:tab/> <text:s text:c="3"/>for(;str[i];)</text:p>
      <text:p text:style-name="P11"><text:tab/> <text:s text:c="3"/>{</text:p>
      <text:p text:style-name="P11"><text:tab/> <text:s text:c="3"/>abc:</text:p>
      <text:p text:style-name="P11"><text:tab/> <text:s text:c="3"/>goto abc;</text:p>
      <text:p text:style-name="P11"><text:tab/> <text:s text:c="3"/>return;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u\n"+01, strlen("ashokleyland"));</text:p>
      <text:p text:style-name="P11"><text:tab/> <text:s text:c="3"/>}while(!1||1&amp;&amp;0);</text:p>
      <text:p text:style-name="P11"><text:tab/> <text:s text:c="3"/>printf("%s\n","return");</text:p>
      <text:p text:style-name="P11"><text:tab/>}</text:p>
      <text:p text:style-name="P11"/>
      <text:p text:style-name="P11"/>
      <text:p text:style-name="P11"/>
      <text:p text:style-name="P11"><text:soft-page-break/>171)<text:tab/>int main()</text:p>
      <text:p text:style-name="P11"><text:tab/>{</text:p>
      <text:p text:style-name="P11"><text:tab/> <text:s text:c="3"/>char str[10],i=0;</text:p>
      <text:p text:style-name="P11"><text:tab/> <text:s text:c="3"/>for(;str[i];);</text:p>
      <text:p text:style-name="P11"><text:tab/> <text:s text:c="3"/>{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s\n", "ashok");</text:p>
      <text:p text:style-name="P11"><text:tab/> <text:s text:c="3"/>break;</text:p>
      <text:p text:style-name="P11"><text:tab/> <text:s text:c="3"/>}while(0);</text:p>
      <text:p text:style-name="P11"><text:tab/> <text:s text:c="3"/>printf("%s\n","exit");</text:p>
      <text:p text:style-name="P11"><text:tab/>}</text:p>
      <text:p text:style-name="P11"/>
      <text:p text:style-name="P11">172)<text:tab/>int main()</text:p>
      <text:p text:style-name="P11"><text:tab/>{</text:p>
      <text:p text:style-name="P11"><text:tab/> <text:s text:c="3"/>char str[10],i=0;</text:p>
      <text:p text:style-name="P11"><text:tab/> <text:s text:c="3"/>for(;str[i];);</text:p>
      <text:p text:style-name="P11"><text:tab/> <text:s text:c="3"/>{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s\n", "ashok");</text:p>
      <text:p text:style-name="P11"><text:tab/> <text:s text:c="3"/>break;</text:p>
      <text:p text:style-name="P11"><text:tab/> <text:s text:c="3"/>}while(0);</text:p>
      <text:p text:style-name="P11"><text:tab/> <text:s text:c="3"/>printf("%s\n","exit");</text:p>
      <text:p text:style-name="P11"><text:tab/>}</text:p>
      <text:p text:style-name="P11"/>
      <text:p text:style-name="P11">173)<text:tab/>int main()</text:p>
      <text:p text:style-name="P11"><text:tab/>{</text:p>
      <text:p text:style-name="P11"><text:tab/> <text:s text:c="3"/>char str[10],i=0;</text:p>
      <text:p text:style-name="P11"><text:tab/> <text:s text:c="3"/>for(;str[];);</text:p>
      <text:p text:style-name="P11"><text:tab/> <text:s text:c="3"/>{</text:p>
      <text:p text:style-name="P11"><text:tab/> <text:s text:c="3"/>printf("chennai\n","char str[]");</text:p>
      <text:p text:style-name="P11"><text:tab/> <text:s text:c="3"/>if(!str[11])</text:p>
      <text:p text:style-name="P11"><text:tab/> <text:s text:c="3"/>printf("%s\n", "ashok");</text:p>
      <text:p text:style-name="P11"><text:tab/> <text:s text:c="3"/>break;</text:p>
      <text:p text:style-name="P11"><text:tab/> <text:s text:c="3"/>}while("break");</text:p>
      <text:p text:style-name="P11"><text:tab/> <text:s text:c="3"/>printf("%s\n","exit");</text:p>
      <text:p text:style-name="P11"><text:tab/>}</text:p>
      <text:p text:style-name="P11"/>
      <text:p text:style-name="P11">174)<text:tab/>int main()</text:p>
      <text:p text:style-name="P11"><text:tab/> {</text:p>
      <text:p text:style-name="P11"><text:tab/> else if(1)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</text:p>
      <text:p text:style-name="P11"/>
      <text:p text:style-name="P11"/>
      <text:p text:style-name="P11"/>
      <text:p text:style-name="P11"><text:soft-page-break/>175)<text:tab/>int main()</text:p>
      <text:p text:style-name="P11"><text:tab/> {</text:p>
      <text:p text:style-name="P11"><text:tab/> if(1&gt;1){</text:p>
      <text:p text:style-name="P11"><text:tab/> printf("1");}</text:p>
      <text:p text:style-name="P11"><text:tab/> else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</text:p>
      <text:p text:style-name="P11"/>
      <text:p text:style-name="P11">176)<text:tab/>int main()</text:p>
      <text:p text:style-name="P11"><text:tab/> {</text:p>
      <text:p text:style-name="P11"><text:tab/> if(1&gt;=1){</text:p>
      <text:p text:style-name="P11"><text:tab/> printf("1");}</text:p>
      <text:p text:style-name="P11"><text:tab/> else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</text:p>
      <text:p text:style-name="P11"/>
      <text:p text:style-name="P11">177)<text:tab/>int main()</text:p>
      <text:p text:style-name="P11"><text:tab/> {</text:p>
      <text:p text:style-name="P11"><text:tab/> if(1){</text:p>
      <text:p text:style-name="P11"><text:tab/> printf("1 ");}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78)<text:tab/>int main()</text:p>
      <text:p text:style-name="P11"><text:tab/> {</text:p>
      <text:p text:style-name="P11"><text:tab/> while();</text:p>
      <text:p text:style-name="P11"><text:tab/> if(1){</text:p>
      <text:p text:style-name="P11"><text:tab/> printf("1 ");}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</text:p>
      <text:p text:style-name="P11"/>
      <text:p text:style-name="P11">179)<text:tab/>int main()</text:p>
      <text:p text:style-name="P11"><text:tab/> {</text:p>
      <text:p text:style-name="P11"><text:tab/> while(1);</text:p>
      <text:p text:style-name="P11"><text:tab/> if(1){</text:p>
      <text:p text:style-name="P11"><text:tab/> printf("1 ");}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</text:p>
      <text:p text:style-name="P11"/>
      <text:p text:style-name="P11">180)<text:tab/>int main()</text:p>
      <text:p text:style-name="P11"><text:tab/> {</text:p>
      <text:p text:style-name="P11"><text:tab/> while(1)</text:p>
      <text:p text:style-name="P11"><text:tab/>{</text:p>
      <text:p text:style-name="P11"><text:tab/> if(1){</text:p>
      <text:p text:style-name="P11"><text:tab/> printf("1 ");}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return;</text:p>
      <text:p text:style-name="P11"><text:tab/>}</text:p>
      <text:p text:style-name="P11"><text:tab/>}</text:p>
      <text:p text:style-name="P11"/>
      <text:p text:style-name="P11"/>
      <text:p text:style-name="P11"/>
      <text:p text:style-name="P11"/>
      <text:p text:style-name="P11"/>
      <text:p text:style-name="P11"><text:soft-page-break/>181)<text:tab/>int main()</text:p>
      <text:p text:style-name="P11"><text:tab/> {</text:p>
      <text:p text:style-name="P11"><text:tab/> while(printf("s"))</text:p>
      <text:p text:style-name="P11"><text:tab/> if(1)</text:p>
      <text:p text:style-name="P11"><text:tab/> {</text:p>
      <text:p text:style-name="P11"><text:tab/> printf("1 ");</text:p>
      <text:p text:style-name="P11"><text:tab/> printf("bye");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</text:p>
      <text:p text:style-name="P11"><text:tab/>}</text:p>
      <text:p text:style-name="P11"/>
      <text:p text:style-name="P11">182)<text:tab/>int main()</text:p>
      <text:p text:style-name="P11"><text:tab/> {</text:p>
      <text:p text:style-name="P11"><text:tab/> while(printf("s"));</text:p>
      <text:p text:style-name="P11"><text:tab/> if(1)</text:p>
      <text:p text:style-name="P11"><text:tab/> {</text:p>
      <text:p text:style-name="P11"><text:tab/> printf("1 ");</text:p>
      <text:p text:style-name="P11"><text:tab/> printf("bye");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</text:p>
      <text:p text:style-name="P11"><text:tab/>}</text:p>
      <text:p text:style-name="P11"/>
      <text:p text:style-name="P11">183)<text:tab/>int main(){</text:p>
      <text:p text:style-name="P11"><text:tab/> while(printf("s")&amp;&amp;0);</text:p>
      <text:p text:style-name="P11"><text:tab/> if(1)</text:p>
      <text:p text:style-name="P11"><text:tab/> {</text:p>
      <text:p text:style-name="P11"><text:tab/> printf("1 ");</text:p>
      <text:p text:style-name="P11"><text:tab/> printf("bye");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</text:p>
      <text:p text:style-name="P11"><text:tab/>}</text:p>
      <text:p text:style-name="P11"><text:soft-page-break/></text:p>
      <text:p text:style-name="P11">184)<text:tab/>int main()</text:p>
      <text:p text:style-name="P11"><text:tab/> {</text:p>
      <text:p text:style-name="P11"><text:tab/> while(printf("s")&amp;&amp;0);</text:p>
      <text:p text:style-name="P11"><text:tab/> return;</text:p>
      <text:p text:style-name="P11"><text:tab/> if(1)</text:p>
      <text:p text:style-name="P11"><text:tab/> {</text:p>
      <text:p text:style-name="P11"><text:tab/> printf("1 ");</text:p>
      <text:p text:style-name="P11"><text:tab/> printf("bye");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</text:p>
      <text:p text:style-name="P11"><text:tab/>}</text:p>
      <text:p text:style-name="P11"/>
      <text:p text:style-name="P11">185)<text:tab/>int main()</text:p>
      <text:p text:style-name="P11"><text:tab/> {</text:p>
      <text:p text:style-name="P11"><text:tab/> while(printf("%d",(printf("s"))))</text:p>
      <text:p text:style-name="P11"><text:tab/> return;</text:p>
      <text:p text:style-name="P11"><text:tab/> if(1)</text:p>
      <text:p text:style-name="P11"><text:tab/> {</text:p>
      <text:p text:style-name="P11"><text:tab/> printf("1 ");</text:p>
      <text:p text:style-name="P11"><text:tab/> printf("bye");</text:p>
      <text:p text:style-name="P11"><text:tab/> if(1==1){</text:p>
      <text:p text:style-name="P11"><text:tab/> printf("2");}</text:p>
      <text:p text:style-name="P11"><text:tab/> else{</text:p>
      <text:p text:style-name="P11"><text:tab/> char str[]={'g','l','o','b','e'};</text:p>
      <text:p text:style-name="P11"><text:tab/> printf("%s",str); </text:p>
      <text:p text:style-name="P11"><text:tab/>return 0;</text:p>
      <text:p text:style-name="P11"><text:tab/> }</text:p>
      <text:p text:style-name="P11"><text:tab/>}</text:p>
      <text:p text:style-name="P11"><text:tab/>}</text:p>
      <text:p text:style-name="P11"/>
      <text:p text:style-name="P11">186)<text:tab/>int main()</text:p>
      <text:p text:style-name="P11"><text:tab/> {</text:p>
      <text:p text:style-name="P11"><text:tab/> if(printf("%s","while(1)"))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/>
      <text:p text:style-name="P11"/>
      <text:p text:style-name="P11"/>
      <text:p text:style-name="P11"/>
      <text:p text:style-name="P11"><text:soft-page-break/>187)<text:tab/>int main()</text:p>
      <text:p text:style-name="P11"><text:tab/> {</text:p>
      <text:p text:style-name="P11"><text:tab/>while(1)</text:p>
      <text:p text:style-name="P11"><text:tab/> if(printf("%s","while(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/>
      <text:p text:style-name="P11">188)<text:tab/>int main()</text:p>
      <text:p text:style-name="P11"><text:tab/> {</text:p>
      <text:p text:style-name="P11"><text:tab/>while(1)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}</text:p>
      <text:p text:style-name="P11"/>
      <text:p text:style-name="P11">189)<text:tab/>int main()</text:p>
      <text:p text:style-name="P11"><text:tab/> {</text:p>
      <text:p text:style-name="P11"><text:tab/>while(!1)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printf("while(!1)");</text:p>
      <text:p text:style-name="P11"><text:tab/>}</text:p>
      <text:p text:style-name="P11"/>
      <text:p text:style-name="P11">190)<text:tab/>int main()<text:tab/> {</text:p>
      <text:p text:style-name="P11"><text:tab/>while(printf("while(!1)"));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printf("while(!1)");</text:p>
      <text:p text:style-name="P11"><text:tab/>}</text:p>
      <text:p text:style-name="P11"><text:soft-page-break/></text:p>
      <text:p text:style-name="P11">191)<text:tab/>main()</text:p>
      <text:p text:style-name="P11"><text:tab/>{</text:p>
      <text:p text:style-name="P11"><text:tab/>printf("hi");</text:p>
      <text:p text:style-name="P11"><text:tab/>while(main())</text:p>
      <text:p text:style-name="P11"><text:tab/> {</text:p>
      <text:p text:style-name="P11"><text:tab/>while(printf("while(!1)"));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printf("while(!1)");</text:p>
      <text:p text:style-name="P11"><text:tab/>}</text:p>
      <text:p text:style-name="P11"><text:tab/>}</text:p>
      <text:p text:style-name="P11"/>
      <text:p text:style-name="P11">192)<text:tab/>main()</text:p>
      <text:p text:style-name="P11"><text:tab/>{</text:p>
      <text:p text:style-name="P11"><text:tab/>printf("hi");</text:p>
      <text:p text:style-name="P11"><text:tab/>break;</text:p>
      <text:p text:style-name="P11"><text:tab/>while(main())</text:p>
      <text:p text:style-name="P11"><text:tab/> {</text:p>
      <text:p text:style-name="P11"><text:tab/>while(printf("while(!1)"));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}</text:p>
      <text:p text:style-name="P11"><text:tab/>printf("while(!1)");</text:p>
      <text:p text:style-name="P11"><text:tab/>}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93)<text:tab/>main()</text:p>
      <text:p text:style-name="P11"><text:tab/>{</text:p>
      <text:p text:style-name="P11"><text:tab/>switch(0)</text:p>
      <text:p text:style-name="P11"><text:tab/>{</text:p>
      <text:p text:style-name="P11"><text:tab/>printf("hi");</text:p>
      <text:p text:style-name="P11"><text:tab/>case 0:while(printf("while(!1)"));</text:p>
      <text:p text:style-name="P11"><text:tab/>break;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}</text:p>
      <text:p text:style-name="P11"><text:tab/>}</text:p>
      <text:p text:style-name="P11"/>
      <text:p text:style-name="P11">194)<text:tab/>main()</text:p>
      <text:p text:style-name="P11"><text:tab/>{</text:p>
      <text:p text:style-name="P11"><text:tab/>switch(0)</text:p>
      <text:p text:style-name="P11"><text:tab/>{</text:p>
      <text:p text:style-name="P11"><text:tab/>case 0:while(printf("ashok"))</text:p>
      <text:p text:style-name="P11"><text:tab/>return;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}</text:p>
      <text:p text:style-name="P11"><text:tab/>}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95)<text:tab/>main()</text:p>
      <text:p text:style-name="P11"><text:tab/>{</text:p>
      <text:p text:style-name="P11"><text:tab/>switch(0)</text:p>
      <text:p text:style-name="P11"><text:tab/>{</text:p>
      <text:p text:style-name="P11"><text:tab/>default:printf("vector");break;</text:p>
      <text:p text:style-name="P11"><text:tab/>case 01:while(printf("ashok"))</text:p>
      <text:p text:style-name="P11"><text:tab/>return;</text:p>
      <text:p text:style-name="P11"><text:tab/>{</text:p>
      <text:p text:style-name="P11"><text:tab/>while(!1);</text:p>
      <text:p text:style-name="P11"><text:tab/> if(printf("%s","while(!1)"));</text:p>
      <text:p text:style-name="P11"><text:tab/>return 0;</text:p>
      <text:p text:style-name="P11"><text:tab/> <text:s/>while(printf("%d",(printf("s"))))</text:p>
      <text:p text:style-name="P11"><text:tab/> <text:tab/></text:p>
      <text:p text:style-name="P11"><text:tab/> return;</text:p>
      <text:p text:style-name="P11"><text:tab/>}</text:p>
      <text:p text:style-name="P11"><text:tab/>}</text:p>
      <text:p text:style-name="P11"><text:tab/>}</text:p>
      <text:p text:style-name="P11"/>
      <text:p text:style-name="P11">196)<text:tab/>main()</text:p>
      <text:p text:style-name="P11"><text:tab/>{</text:p>
      <text:p text:style-name="P11"><text:tab/>if("a")</text:p>
      <text:p text:style-name="P11"><text:tab/>{</text:p>
      <text:p text:style-name="P11"><text:tab/>break;</text:p>
      <text:p text:style-name="P11"><text:tab/>case 1:while(printf("ashok"))</text:p>
      <text:p text:style-name="P11"><text:tab/>return;</text:p>
      <text:p text:style-name="P11"><text:tab/>}</text:p>
      <text:p text:style-name="P11"><text:tab/>else</text:p>
      <text:p text:style-name="P11"><text:tab/>printf("Switch");</text:p>
      <text:p text:style-name="P11"><text:tab/>}</text:p>
      <text:p text:style-name="P11"/>
      <text:p text:style-name="P11">197)<text:tab/>main()</text:p>
      <text:p text:style-name="P11"><text:tab/>{</text:p>
      <text:p text:style-name="P11"><text:tab/>if("a")</text:p>
      <text:p text:style-name="P11"><text:tab/>{</text:p>
      <text:p text:style-name="P11"><text:tab/>switch("a")</text:p>
      <text:p text:style-name="P11"><text:tab/>case 97:while(printf("ashok"))</text:p>
      <text:p text:style-name="P11"><text:tab/>return;</text:p>
      <text:p text:style-name="P11"><text:tab/>}</text:p>
      <text:p text:style-name="P11"><text:tab/>else</text:p>
      <text:p text:style-name="P11"><text:tab/>printf("Switch");</text:p>
      <text:p text:style-name="P11"><text:tab/>}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98)<text:tab/>main()</text:p>
      <text:p text:style-name="P11"><text:tab/>{</text:p>
      <text:p text:style-name="P11"><text:tab/>if("a")</text:p>
      <text:p text:style-name="P11"><text:tab/>{</text:p>
      <text:p text:style-name="P11"><text:tab/>switch('a')</text:p>
      <text:p text:style-name="P11"><text:tab/>case 97:while(printf("ashok"))</text:p>
      <text:p text:style-name="P11"><text:tab/>return;</text:p>
      <text:p text:style-name="P11"><text:tab/>}</text:p>
      <text:p text:style-name="P11"><text:tab/>else</text:p>
      <text:p text:style-name="P11"><text:tab/>printf("Switch");</text:p>
      <text:p text:style-name="P11"><text:tab/>}</text:p>
      <text:p text:style-name="P11"/>
      <text:p text:style-name="P11">199)<text:tab/>main()</text:p>
      <text:p text:style-name="P11"><text:tab/>{</text:p>
      <text:p text:style-name="P11"><text:tab/>if("a")</text:p>
      <text:p text:style-name="P11"><text:tab/>{</text:p>
      <text:p text:style-name="P11"><text:tab/>switch('a'++)</text:p>
      <text:p text:style-name="P11"><text:tab/>case 97:while(printf("97"))</text:p>
      <text:p text:style-name="P11"><text:tab/>return;</text:p>
      <text:p text:style-name="P11"><text:tab/>}</text:p>
      <text:p text:style-name="P11"><text:tab/>else</text:p>
      <text:p text:style-name="P11"><text:tab/>printf("Switch");</text:p>
      <text:p text:style-name="P11"><text:tab/>}</text:p>
      <text:p text:style-name="P11"/>
      <text:p text:style-name="P11">200)<text:tab/>main()</text:p>
      <text:p text:style-name="P11"><text:tab/>{</text:p>
      <text:p text:style-name="P11"><text:tab/>if("a")</text:p>
      <text:p text:style-name="P11"><text:tab/>{</text:p>
      <text:p text:style-name="P11"><text:tab/>switch(200)</text:p>
      <text:p text:style-name="P11"><text:tab/>case 20:while(printf("200"))</text:p>
      <text:p text:style-name="P11"><text:tab/>return;</text:p>
      <text:p text:style-name="P11"><text:tab/>}</text:p>
      <text:p text:style-name="P11"><text:tab/>if("a")</text:p>
      <text:p text:style-name="P11"><text:tab/>printf("Switch");</text:p>
      <text:p text:style-name="P12"><text:tab/>}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5">Answers:</text:span></text:p>
      <text:p text:style-name="P13"><text:span text:style-name="T5">---------</text:span></text:p>
      <text:p text:style-name="P13"><text:span text:style-name="T5"></text:span></text:p>
      <text:p text:style-name="P13"><text:span text:style-name="T5">1)ashoklinux</text:span></text:p>
      <text:p text:style-name="P13"><text:span text:style-name="T5">2)A</text:span></text:p>
      <text:p text:style-name="P13"><text:span text:style-name="T5">3)5</text:span></text:p>
      <text:p text:style-name="P13"><text:span text:style-name="T5">4)vector</text:span></text:p>
      <text:p text:style-name="P13"><text:span text:style-name="T5">5)vector</text:span></text:p>
      <text:p text:style-name="P13"><text:span text:style-name="T5">6)vectorc</text:span></text:p>
      <text:p text:style-name="P13"><text:span text:style-name="T5">7)7</text:span></text:p>
      <text:p text:style-name="P13"><text:span text:style-name="T5">8)0</text:span></text:p>
      <text:p text:style-name="P13"><text:span text:style-name="T5">9)0</text:span></text:p>
      <text:p text:style-name="P13"><text:span text:style-name="T5">10)hhe!</text:span></text:p>
      <text:p text:style-name="P13"><text:span text:style-name="T5">11)i am the best</text:span></text:p>
      <text:p text:style-name="P13"><text:span text:style-name="T5">12)9,4,1,1</text:span></text:p>
      <text:p text:style-name="P13"><text:span text:style-name="T5">13)ashok</text:span></text:p>
      <text:p text:style-name="P13"><text:span text:style-name="T5">14)21</text:span></text:p>
      <text:p text:style-name="P13"><text:span text:style-name="T5">15)Garbage</text:span></text:p>
      <text:p text:style-name="P13"><text:span text:style-name="T5">16)segmentation fault</text:span></text:p>
      <text:p text:style-name="P13"><text:span text:style-name="T5">17)compile error</text:span></text:p>
      <text:p text:style-name="P13"><text:span text:style-name="T5">18)slaog ruoy wolloF</text:span></text:p>
      <text:p text:style-name="P13"><text:span text:style-name="T5">19)segmentation fault</text:span></text:p>
      <text:p text:style-name="P13"><text:span text:style-name="T5">20)1</text:span></text:p>
      <text:p text:style-name="P13"><text:span text:style-name="T5">21)Garbage,hai</text:span></text:p>
      <text:p text:style-name="P13"><text:span text:style-name="T5">22)22</text:span></text:p>
      <text:p text:style-name="P13"><text:span text:style-name="T5">23)o world,o world</text:span></text:p>
      <text:p text:style-name="P13"><text:span text:style-name="T5">24)Hello</text:span></text:p>
      <text:p text:style-name="P13"><text:span text:style-name="T5">25)ABC D</text:span></text:p>
      <text:p text:style-name="P13"><text:span text:style-name="T5">26)joejb</text:span></text:p>
      <text:p text:style-name="P13"><text:span text:style-name="T5">27)00 00 00 00 00</text:span></text:p>
      <text:p text:style-name="P13"><text:span text:style-name="T5">28)unequal</text:span></text:p>
      <text:p text:style-name="P13"><text:span text:style-name="T5">29)segmentation fault</text:span></text:p>
      <text:p text:style-name="P13"><text:span text:style-name="T5">30)hello, wo 9</text:span></text:p>
      <text:p text:style-name="P13"><text:span text:style-name="T5">31)13</text:span></text:p>
      <text:p text:style-name="P13"><text:span text:style-name="T5">32)helloworld,0</text:span></text:p>
      <text:p text:style-name="P13"><text:span text:style-name="T5">33)helloworld</text:span></text:p>
      <text:p text:style-name="P13"><text:span text:style-name="T5">34)Ashok=8</text:span></text:p>
      <text:p text:style-name="P13"><text:span text:style-name="T5">35)1,4,4</text:span></text:p>
      <text:p text:style-name="P13"><text:span text:style-name="T5">36)e</text:span></text:p>
      <text:p text:style-name="P13"><text:span text:style-name="T5">37)FOLLOW YOUR PASSION</text:span></text:p>
      <text:p text:style-name="P13"><text:span text:style-name="T5">38)Hello World</text:span></text:p>
      <text:p text:style-name="P13"><text:span text:style-name="T5">39)A</text:span></text:p>
      <text:p text:style-name="P13"><text:span text:style-name="T5">40)orining</text:span></text:p>
      <text:p text:style-name="P13"><text:span text:style-name="T5">41)globe</text:span></text:p>
      <text:p text:style-name="P13"><text:span text:style-name="T5">42)globy</text:span></text:p>
      <text:p text:style-name="P13"><text:span text:style-name="T5">43)A| Ag Ag</text:span></text:p>
      <text:p text:style-name="P13"><text:span text:style-name="T5">44)AL Ag Ag</text:span></text:p>
      <text:p text:style-name="P13"><text:span text:style-name="T5">45)BRAZIL</text:span></text:p>
      <text:p text:style-name="P13"><text:span text:style-name="T5">46)GOAT</text:span></text:p>
      <text:p text:style-name="P13"><text:soft-page-break/><text:span text:style-name="T5">47)GOAT</text:span></text:p>
      <text:p text:style-name="P13"><text:span text:style-name="T5">48)ZILLA</text:span></text:p>
      <text:p text:style-name="P13"><text:span text:style-name="T5">49)segmentation fault</text:span></text:p>
      <text:p text:style-name="P13"><text:span text:style-name="T5">50)B*o*r*n*t*o*w*i*n*</text:span></text:p>
      <text:p text:style-name="P13"><text:span text:style-name="T5">51)value is = 7</text:span></text:p>
      <text:p text:style-name="P13"><text:span text:style-name="T5">52)FALSE</text:span></text:p>
      <text:p text:style-name="P13"><text:span text:style-name="T5">53)HelloFriends</text:span></text:p>
      <text:p text:style-name="P13"><text:span text:style-name="T5">54)haihelloaihello</text:span></text:p>
      <text:p text:style-name="P13"><text:span text:style-name="T5">55)hai,ai,i</text:span></text:p>
      <text:p text:style-name="P13"><text:span text:style-name="T5">56)compile error</text:span></text:p>
      <text:p text:style-name="P13"><text:span text:style-name="T5">57)infinite</text:span></text:p>
      <text:p text:style-name="P13"><text:span text:style-name="T5">58)7</text:span></text:p>
      <text:p text:style-name="P13"><text:span text:style-name="T5">59)hai</text:span></text:p>
      <text:p text:style-name="P13"><text:span text:style-name="T5">60)Garbage</text:span></text:p>
      <text:p text:style-name="P13"><text:span text:style-name="T5">61)%</text:span></text:p>
      <text:p text:style-name="P13"><text:span text:style-name="T5">62)segmentation fault</text:span></text:p>
      <text:p text:style-name="P13"><text:span text:style-name="T5">63)compile error</text:span></text:p>
      <text:p text:style-name="P13"><text:span text:style-name="T5">64)ff</text:span></text:p>
      <text:p text:style-name="P13"><text:span text:style-name="T5">65)ff</text:span></text:p>
      <text:p text:style-name="P13"><text:span text:style-name="T5">66)welcome</text:span></text:p>
      <text:p text:style-name="P13"><text:span text:style-name="T5">67)vectorf</text:span></text:p>
      <text:p text:style-name="P13"><text:span text:style-name="T5">68)vector</text:span></text:p>
      <text:p text:style-name="P13"><text:span text:style-name="T5">69)vector</text:span></text:p>
      <text:p text:style-name="P13"><text:span text:style-name="T5">70)segmentation fault</text:span></text:p>
      <text:p text:style-name="P13"><text:span text:style-name="T5">71)d</text:span></text:p>
      <text:p text:style-name="P13"><text:span text:style-name="T5">72)tor</text:span></text:p>
      <text:p text:style-name="P13"><text:span text:style-name="T5">73)dvector</text:span></text:p>
      <text:p text:style-name="P13"><text:span text:style-name="T5">74)dvector</text:span></text:p>
      <text:p text:style-name="P13"><text:span text:style-name="T5">75)f</text:span></text:p>
      <text:p text:style-name="P13"><text:span text:style-name="T5">76)u</text:span></text:p>
      <text:p text:style-name="P13"><text:span text:style-name="T5">77)u</text:span></text:p>
      <text:p text:style-name="P13"><text:span text:style-name="T5">78)%%</text:span></text:p>
      <text:p text:style-name="P13"><text:span text:style-name="T5">79)compile error</text:span></text:p>
      <text:p text:style-name="P13"><text:span text:style-name="T5">80)segmentation fault</text:span></text:p>
      <text:p text:style-name="P13"><text:span text:style-name="T5">81)vectorccindia</text:span></text:p>
      <text:p text:style-name="P13"><text:span text:style-name="T5">82)vector\d\dindia</text:span></text:p>
      <text:p text:style-name="P13"><text:span text:style-name="T5">83)vector\r\india</text:span></text:p>
      <text:p text:style-name="P13"><text:span text:style-name="T5">84)vectorindia</text:span></text:p>
      <text:p text:style-name="P13"><text:span text:style-name="T5">85)indiar</text:span></text:p>
      <text:p text:style-name="P13"><text:span text:style-name="T5">86)indiaector</text:span></text:p>
      <text:p text:style-name="P13"><text:span text:style-name="T5">87)sindiavector</text:span></text:p>
      <text:p text:style-name="P13"><text:span text:style-name="T5">88)exit</text:span></text:p>
      <text:p text:style-name="P13"><text:span text:style-name="T5">89)exit</text:span></text:p>
      <text:p text:style-name="P13"><text:span text:style-name="T5">90)exit</text:span></text:p>
      <text:p text:style-name="P13"><text:span text:style-name="T5">91)compile error</text:span></text:p>
      <text:p text:style-name="P13"><text:span text:style-name="T5">92)vector</text:span></text:p>
      <text:p text:style-name="P13"><text:span text:style-name="T5">93)vecto</text:span></text:p>
      <text:p text:style-name="P13"><text:span text:style-name="T5">94)Garbage</text:span></text:p>
      <text:p text:style-name="P13"><text:span text:style-name="T5">95)segmentation fault</text:span></text:p>
      <text:p text:style-name="P13"><text:soft-page-break/><text:span text:style-name="T5">96)v</text:span></text:p>
      <text:p text:style-name="P13"><text:span text:style-name="T5">97)w</text:span></text:p>
      <text:p text:style-name="P13"><text:span text:style-name="T5">98)v</text:span></text:p>
      <text:p text:style-name="P13"><text:span text:style-name="T5">99)compile error</text:span></text:p>
      <text:p text:style-name="P13"><text:span text:style-name="T5">100)Garbage</text:span></text:p>
      <text:p text:style-name="P13"><text:span text:style-name="T5">101)n1=12,n2=10</text:span></text:p>
      <text:p text:style-name="P13"><text:span text:style-name="T5">102)ver ver ver e e e</text:span></text:p>
      <text:p text:style-name="P13"><text:span text:style-name="T5">103)Happy</text:span></text:p>
      <text:p text:style-name="P13"><text:span text:style-name="T5">104)20</text:span></text:p>
      <text:p text:style-name="P13"><text:span text:style-name="T5">105)9</text:span></text:p>
      <text:p text:style-name="P13"><text:span text:style-name="T5">106)string</text:span></text:p>
      <text:p text:style-name="P13"><text:span text:style-name="T5">107)11,if u win</text:span></text:p>
      <text:p text:style-name="P13"><text:span text:style-name="T5">108)104,h</text:span></text:p>
      <text:p text:style-name="P13"><text:span text:style-name="T5">109)indiavector</text:span></text:p>
      <text:p text:style-name="P13"><text:span text:style-name="T5">110)vectorindia</text:span></text:p>
      <text:p text:style-name="P13"><text:span text:style-name="T5">111)compile error</text:span></text:p>
      <text:p text:style-name="P13"><text:span text:style-name="T5">112)Clo</text:span></text:p>
      <text:p text:style-name="P13"><text:span text:style-name="T5">113)skl</text:span></text:p>
      <text:p text:style-name="P13"><text:span text:style-name="T5">114) <text:s text:c="4"/>sk</text:span></text:p>
      <text:p text:style-name="P13"><text:span text:style-name="T5">115)sk</text:span></text:p>
      <text:p text:style-name="P13"><text:span text:style-name="T5">116)compile error</text:span></text:p>
      <text:p text:style-name="P13"><text:span text:style-name="T5">117)e</text:span></text:p>
      <text:p text:style-name="P13"><text:span text:style-name="T5">118)ashok,star</text:span></text:p>
      <text:p text:style-name="P13"><text:span text:style-name="T5">119)Ida</text:span></text:p>
      <text:p text:style-name="P13"><text:span text:style-name="T5">120)C For</text:span></text:p>
      <text:p text:style-name="P13"><text:span text:style-name="T5">121)De</text:span></text:p>
      <text:p text:style-name="P13"><text:span text:style-name="T5">122)segmentation fault</text:span></text:p>
      <text:p text:style-name="P13"><text:span text:style-name="T5">123)compile error</text:span></text:p>
      <text:p text:style-name="P13"><text:span text:style-name="T5">124)lo</text:span></text:p>
      <text:p text:style-name="P13"><text:span text:style-name="T5">125)break</text:span></text:p>
      <text:p text:style-name="P13"><text:span text:style-name="T5">126)break</text:span></text:p>
      <text:p text:style-name="P13"><text:span text:style-name="T5">127)break</text:span></text:p>
      <text:p text:style-name="P13"><text:span text:style-name="T5">128)exit</text:span></text:p>
      <text:p text:style-name="P13"><text:span text:style-name="T5">129)compile error</text:span></text:p>
      <text:p text:style-name="P13"><text:span text:style-name="T5">130)exit</text:span></text:p>
      <text:p text:style-name="P13"><text:span text:style-name="T5">131)*</text:span></text:p>
      <text:p text:style-name="P13"><text:span text:style-name="T5">132)*</text:span></text:p>
      <text:p text:style-name="P13"><text:span text:style-name="T5">133)segmentation fault</text:span></text:p>
      <text:p text:style-name="P13"><text:span text:style-name="T5">134)B*</text:span></text:p>
      <text:p text:style-name="P13"><text:span text:style-name="T5">135)infinite</text:span></text:p>
      <text:p text:style-name="P13"><text:span text:style-name="T5">136)Brtwn</text:span></text:p>
      <text:p text:style-name="P13"><text:span text:style-name="T5">137)onoi</text:span></text:p>
      <text:p text:style-name="P13"><text:span text:style-name="T5">138)compile error</text:span></text:p>
      <text:p text:style-name="P13"><text:span text:style-name="T5">139)kkkkk</text:span></text:p>
      <text:p text:style-name="P13"><text:span text:style-name="T5">140)k</text:span></text:p>
      <text:p text:style-name="P13"><text:span text:style-name="T5">141)k</text:span></text:p>
      <text:p text:style-name="P13"><text:span text:style-name="T5">142)infinite</text:span></text:p>
      <text:p text:style-name="P13"><text:span text:style-name="T5">143)ev</text:span></text:p>
      <text:p text:style-name="P13"><text:span text:style-name="T5">144)unconditional</text:span></text:p>
      <text:p text:style-name="P13"><text:soft-page-break/><text:span text:style-name="T5">145)res=56</text:span></text:p>
      <text:p text:style-name="P13"><text:span text:style-name="T5">146)3080</text:span></text:p>
      <text:p text:style-name="P13"><text:span text:style-name="T5">147)1</text:span></text:p>
      <text:p text:style-name="P13"><text:span text:style-name="T5">148)1</text:span></text:p>
      <text:p text:style-name="P13"><text:span text:style-name="T5">149)res=57</text:span></text:p>
      <text:p text:style-name="P13"><text:span text:style-name="T5">150)res=57</text:span></text:p>
      <text:p text:style-name="P13"><text:span text:style-name="T5">151)d</text:span></text:p>
      <text:p text:style-name="P13"><text:span text:style-name="T5">152)u</text:span></text:p>
      <text:p text:style-name="P13"><text:span text:style-name="T5">153)compile error</text:span></text:p>
      <text:p text:style-name="P13"><text:span text:style-name="T5">154)compile error</text:span></text:p>
      <text:p text:style-name="P13"><text:span text:style-name="T5">155)char str[10]=</text:span></text:p>
      <text:p text:style-name="P13"><text:span text:style-name="T5">156)infinite</text:span></text:p>
      <text:p text:style-name="P13"><text:span text:style-name="T5">157)char str[10]=</text:span></text:p>
      <text:p text:style-name="P13"><text:span text:style-name="T5">158)vector</text:span></text:p>
      <text:p text:style-name="P13"><text:span text:style-name="T5">159)infinite</text:span></text:p>
      <text:p text:style-name="P13"><text:span text:style-name="T5">160)vector</text:span></text:p>
      <text:p text:style-name="P13"><text:span text:style-name="T5">161)india</text:span></text:p>
      <text:p text:style-name="P13"><text:span text:style-name="T5">162)chennai</text:span></text:p>
      <text:p text:style-name="P13"><text:span text:style-name="T5">163)infinite</text:span></text:p>
      <text:p text:style-name="P13"><text:span text:style-name="T5">164)s</text:span></text:p>
      <text:p text:style-name="P13"><text:span text:style-name="T5">165)success</text:span></text:p>
      <text:p text:style-name="P13"><text:span text:style-name="T5">166)hisuccess</text:span></text:p>
      <text:p text:style-name="P13"><text:span text:style-name="T5">167)hi</text:span></text:p>
      <text:p text:style-name="P13"><text:span text:style-name="T5">168)hi</text:span></text:p>
      <text:p text:style-name="P13"><text:span text:style-name="T5">169)return</text:span></text:p>
      <text:p text:style-name="P13"><text:span text:style-name="T5">170)infinite</text:span></text:p>
      <text:p text:style-name="P13"><text:span text:style-name="T5">171)chennai,exit</text:span></text:p>
      <text:p text:style-name="P13"><text:span text:style-name="T5">172)chennai,return</text:span></text:p>
      <text:p text:style-name="P13"><text:span text:style-name="T5">173)compile error</text:span></text:p>
      <text:p text:style-name="P13"><text:span text:style-name="T5">174)compile error</text:span></text:p>
      <text:p text:style-name="P13"><text:span text:style-name="T5">175)2</text:span></text:p>
      <text:p text:style-name="P13"><text:span text:style-name="T5">176)1</text:span></text:p>
      <text:p text:style-name="P13"><text:span text:style-name="T5">177)1,2</text:span></text:p>
      <text:p text:style-name="P13"><text:span text:style-name="T5">178)compile error</text:span></text:p>
      <text:p text:style-name="P13"><text:span text:style-name="T5">179)infinite</text:span></text:p>
      <text:p text:style-name="P13"><text:span text:style-name="T5">180)1,2</text:span></text:p>
      <text:p text:style-name="P13"><text:span text:style-name="T5">181)infinite</text:span></text:p>
      <text:p text:style-name="P13"><text:span text:style-name="T5">182)infinite</text:span></text:p>
      <text:p text:style-name="P13"><text:span text:style-name="T5">183)s1,bye2</text:span></text:p>
      <text:p text:style-name="P13"><text:span text:style-name="T5">184)s</text:span></text:p>
      <text:p text:style-name="P13"><text:span text:style-name="T5">185)s,1</text:span></text:p>
      <text:p text:style-name="P13"><text:span text:style-name="T5">186)while(1)</text:span></text:p>
      <text:p text:style-name="P13"><text:span text:style-name="T5">187)infinite</text:span></text:p>
      <text:p text:style-name="P13"><text:span text:style-name="T5">188)while(!1)<text:tab/></text:span></text:p>
      <text:p text:style-name="P13"><text:span text:style-name="T5">189)while(!1)<text:tab/></text:span></text:p>
      <text:p text:style-name="P13"><text:span text:style-name="T5">190)infinite</text:span></text:p>
      <text:p text:style-name="P13"><text:span text:style-name="T5">191)infinite</text:span></text:p>
      <text:p text:style-name="P13"><text:span text:style-name="T5">192)compile error</text:span></text:p>
      <text:p text:style-name="P13"><text:span text:style-name="T5">193)infinite</text:span></text:p>
      <text:p text:style-name="P13"><text:soft-page-break/><text:span text:style-name="T5">194)ashok</text:span></text:p>
      <text:p text:style-name="P13"><text:span text:style-name="T5">195)vector</text:span></text:p>
      <text:p text:style-name="P13"><text:span text:style-name="T5">196)compile error</text:span></text:p>
      <text:p text:style-name="P13"><text:span text:style-name="T5">197)compile error</text:span></text:p>
      <text:p text:style-name="P13"><text:span text:style-name="T5">198)ashok</text:span></text:p>
      <text:p text:style-name="P13"><text:span text:style-name="T5">199)compile error</text:span></text:p>
      <text:p text:style-name="P13"><text:span text:style-name="T5">200)Switch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oft-page-break/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oft-page-break/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oft-page-break/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</text:p>
      <text:p text:style-name="P13"><text:span text:style-name="T5"></text:span></text:p>
      <text:p text:style-name="P11"/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9:41:51.674789191</meta:creation-date>
    <meta:generator>LibreOffice/4.2.8.2$Linux_x86 LibreOffice_project/420m0$Build-2</meta:generator>
    <dc:date>2020-02-02T09:13:15.019765367</dc:date>
    <meta:editing-duration>PT56M5S</meta:editing-duration>
    <meta:editing-cycles>12</meta:editing-cycles>
    <meta:document-statistic meta:table-count="0" meta:image-count="0" meta:object-count="0" meta:page-count="54" meta:paragraph-count="2237" meta:word-count="3383" meta:character-count="30775" meta:non-whitespace-character-count="22303"/>
  </office:meta>
</office:document-meta>
</file>